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0.41mm"/>
    </style:style>
    <style:style style:name="co3" style:family="table-column">
      <style:table-column-properties fo:break-before="auto" style:column-width="59.2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205081" fo:border-left="2.49pt solid #000000" fo:border-right="2.49pt solid #000000" fo:border-top="2.49pt solid #000000"/>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2.49pt solid #000000" fo:border-right="2.49pt solid #000000" fo:border-top="0.06pt solid #000000"/>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2.49pt solid #000000" fo:border-left="2.49pt solid #000000" fo:border-right="2.49pt solid #000000" fo:border-top="0.06pt solid #000000"/>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2.49pt solid #000000" fo:border-right="0.06pt solid #000000" fo:border-top="2.49pt solid #000000"/>
      <style:paragraph-properties fo:text-align="center"/>
      <style:text-properties style:use-window-font-color="true" style:text-outline="false" style:text-line-through-style="none" style:text-line-through-type="none" style:font-name="Liberation Serif" fo:font-size="10pt" fo:language="uk" fo:country="UA"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order-left="2.49pt solid #000000" fo:border-right="0.06pt solid #000000" fo:border-top="0.06pt solid #000000"/>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order-left="2.49pt solid #000000" fo:border-right="0.06pt solid #000000" fo:border-top="none"/>
    </style:style>
    <style:style style:name="ce7" style:family="table-cell" style:parent-style-name="Default">
      <style:table-cell-properties fo:border-bottom="0.06pt solid #000000" fo:border-left="2.49pt solid #000000" fo:border-right="0.06pt solid #000000" fo:border-top="none"/>
    </style:style>
    <style:style style:name="ce8" style:family="table-cell" style:parent-style-name="Default">
      <style:table-cell-properties fo:border-bottom="2.49pt solid #000000" fo:border-left="2.49pt solid #000000" fo:border-right="0.06pt solid #000000" fo:border-top="0.06pt solid #000000"/>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2.49pt solid #000000" fo:border-left="2.49pt solid #000000" fo:border-right="0.06pt solid #000000" fo:border-top="none"/>
    </style:style>
    <style:style style:name="ce10" style:family="table-cell" style:parent-style-name="Default">
      <style:table-cell-properties fo:background-color="#dddddd" fo:border="2.49pt solid #000000"/>
      <style:text-properties style:use-window-font-color="true" style:text-outline="false" style:text-line-through-style="none" style:text-line-through-type="none" style:font-name="Liberation Serif" fo:font-size="7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0.06pt solid #000000" fo:border-top="2.49pt solid #000000"/>
    </style:style>
    <style:style style:name="ce12" style:family="table-cell" style:parent-style-name="Default">
      <style:table-cell-properties fo:border="0.06pt solid #000000"/>
    </style:style>
    <style:style style:name="ce13" style:family="table-cell" style:parent-style-name="Default">
      <style:table-cell-properties fo:border-bottom="2.49pt solid #000000" fo:border-left="0.06pt solid #000000" fo:border-right="0.06pt solid #000000" fo:border-top="0.06pt solid #000000"/>
    </style:style>
    <style:style style:name="ce14" style:family="table-cell" style:parent-style-name="Default">
      <style:table-cell-properties fo:border-bottom="0.06pt solid #000000" style:text-align-source="fix" style:repeat-content="false" fo:border-left="0.06pt solid #000000" fo:border-right="0.06pt solid #000000" fo:border-top="2.49pt solid #000000"/>
      <style:paragraph-properties fo:text-align="center"/>
      <style:text-properties style:use-window-font-color="true" style:text-outline="false" style:text-line-through-style="none" style:text-line-through-type="none" style:font-name="Liberation Serif" fo:font-size="10pt" fo:language="uk" fo:country="UA"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fo:border-left="0.06pt solid #000000" fo:border-right="0.06pt solid #000000" fo:border-top="none"/>
    </style:style>
    <style:style style:name="ce17" style:family="table-cell" style:parent-style-name="Default">
      <style:table-cell-properties fo:border-bottom="0.06pt solid #000000" fo:border-left="0.06pt solid #000000" fo:border-right="0.06pt solid #000000" fo:border-top="none"/>
    </style:style>
    <style:style style:name="ce18" style:family="table-cell" style:parent-style-name="Default">
      <style:table-cell-properties fo:border-bottom="2.49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2.49pt solid #000000" fo:border-left="0.06pt solid #000000" fo:border-right="0.06pt solid #000000" fo:border-top="none"/>
    </style:style>
    <style:style style:name="ce20" style:family="table-cell" style:parent-style-name="Default">
      <style:table-cell-properties fo:border-bottom="2.49pt solid #000000" fo:border-left="0.06pt solid #000000" fo:border-right="0.06pt solid #000000" fo:border-top="2.49pt solid #000000"/>
    </style:style>
    <style:style style:name="ce21" style:family="table-cell" style:parent-style-name="Default">
      <style:table-cell-properties fo:border-bottom="none" fo:border-left="0.06pt solid #000000" fo:border-right="0.06pt solid #000000" fo:border-top="0.06pt solid #000000"/>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none" fo:border-left="0.06pt solid #000000" fo:border-right="0.06pt solid #000000" fo:border-top="none"/>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2.49pt solid #000000" fo:border-left="0.06pt solid #000000" fo:border-right="0.06pt solid #000000" fo:border-top="none"/>
      <style:text-properties style:use-window-font-color="true" style:text-outline="false" style:text-line-through-style="none" style:text-line-through-type="none" style:font-name="Liberation Serif" fo:font-size="10pt" fo:language="uk" fo:country="U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1" table:number-columns-repeated="5" table:default-cell-style-name="ce16"/>
        <table:table-column table:style-name="co2" table:default-cell-style-name="ce22"/>
        <table:table-column table:style-name="co3" table:default-cell-style-name="ce22"/>
        <table:table-column table:style-name="co1" table:number-columns-repeated="2" table:default-cell-style-name="ce16"/>
        <table:table-row table:style-name="ro1">
          <table:table-cell table:style-name="ce1" office:value-type="string" calcext:value-type="string" table:number-columns-spanned="10" table:number-rows-spanned="1">
            <text:p/>
          </table:table-cell>
          <table:covered-table-cell table:number-columns-repeated="9" table:style-name="ce11"/>
        </table:table-row>
        <table:table-row table:style-name="ro1">
          <table:table-cell table:style-name="ce2" office:value-type="string" calcext:value-type="string" table:number-columns-spanned="10" table:number-rows-spanned="1">
            <text:p><text:a xlink:href="https://ssu-jira.softserveinc.com/secure/IssueNavigator.jspa?requestId=17905" xlink:type="simple">Stories_CHTA (JIRA)</text:a> </text:p>
          </table:table-cell>
          <table:covered-table-cell table:number-columns-repeated="9" table:style-name="ce12"/>
        </table:table-row>
        <table:table-row table:style-name="ro1">
          <table:table-cell table:style-name="ce3" office:value-type="string" calcext:value-type="string" table:number-columns-spanned="10" table:number-rows-spanned="1">
            <text:p>Displaying 19 issues at 24/Nov/19 4:47 PM.</text:p>
          </table:table-cell>
          <table:covered-table-cell table:number-columns-repeated="9" table:style-name="ce13"/>
        </table:table-row>
        <table:table-row table:style-name="ro1">
          <table:table-cell table:style-name="ce4" office:value-type="string" calcext:value-type="string">
            <text:p>Project</text:p>
          </table:table-cell>
          <table:table-cell table:style-name="ce14" office:value-type="string" calcext:value-type="string">
            <text:p>Key</text:p>
          </table:table-cell>
          <table:table-cell table:style-name="ce14" office:value-type="string" calcext:value-type="string">
            <text:p>Summary</text:p>
          </table:table-cell>
          <table:table-cell table:style-name="ce14" office:value-type="string" calcext:value-type="string">
            <text:p>Issue Type</text:p>
          </table:table-cell>
          <table:table-cell table:style-name="ce14" office:value-type="string" calcext:value-type="string">
            <text:p>Creator</text:p>
          </table:table-cell>
          <table:table-cell table:style-name="ce14" office:value-type="string" calcext:value-type="string">
            <text:p>Linked Issues</text:p>
          </table:table-cell>
          <table:table-cell table:style-name="ce14" office:value-type="string" calcext:value-type="string">
            <text:p>Description</text:p>
          </table:table-cell>
          <table:table-cell table:style-name="ce14" office:value-type="string" calcext:value-type="string">
            <text:p>Pre-Conditions</text:p>
          </table:table-cell>
          <table:table-cell table:style-name="ce14" office:value-type="string" calcext:value-type="string">
            <text:p>Severity</text:p>
          </table:table-cell>
          <table:table-cell table:style-name="ce14" office:value-type="string" calcext:value-type="string">
            <text:p>Epic Link</text:p>
          </table:table-cell>
        </table:table-row>
        <table:table-row table:style-name="ro1">
          <table:table-cell table:style-name="ce5" office:value-type="string" calcext:value-type="string" table:number-columns-spanned="1" table:number-rows-spanned="34">
            <text:p>Ch-096/TAQC</text:p>
          </table:table-cell>
          <table:table-cell table:style-name="ce15" office:value-type="string" calcext:value-type="string" table:number-columns-spanned="1" table:number-rows-spanned="34">
            <text:p><text:a xlink:href="https://ssu-jira.softserveinc.com/browse/CHTA-1" xlink:type="simple">CHTA-1</text:a> </text:p>
          </table:table-cell>
          <table:table-cell table:style-name="ce15" office:value-type="string" calcext:value-type="string" table:number-columns-spanned="1" table:number-rows-spanned="34">
            <text:p>As an authorized user I want to overview my home page so I can see and manage all available events.</text:p>
          </table:table-cell>
          <table:table-cell table:style-name="ce15" office:value-type="string" calcext:value-type="string" table:number-columns-spanned="1" table:number-rows-spanned="34">
            <text:p>Story</text:p>
          </table:table-cell>
          <table:table-cell table:style-name="ce15" office:value-type="string" calcext:value-type="string" table:number-columns-spanned="1" table:number-rows-spanned="34">
            <text:p>Kateryna Pereverzeva</text:p>
          </table:table-cell>
          <table:table-cell table:style-name="ce15" office:value-type="string" calcext:value-type="string" table:number-columns-spanned="1" table:number-rows-spanned="34">
            <text:p>CHTA-17</text:p>
          </table:table-cell>
          <table:table-cell table:style-name="ce21" office:value-type="string" calcext:value-type="string">
            <text:p>+*description*+: As an authorized user I want to be able to visit the homepage through the navigation panel, so I can see all available events that are shown on the left side of the window. I can choose them to join, comment them, edit as an author of event, leave events or search them due to specific criteria.</text:p>
          </table:table-cell>
          <table:table-cell table:style-name="ce21" office:value-type="string" calcext:value-type="string">
            <text:p/>
          </table:table-cell>
          <table:table-cell table:style-name="ce15" table:number-columns-spanned="1" table:number-rows-spanned="34"/>
          <table:table-cell table:style-name="ce15" table:number-columns-spanned="1" table:number-rows-spanned="34"/>
        </table:table-row>
        <table:table-row table:style-name="ro1">
          <table:covered-table-cell table:number-columns-repeated="6"/>
          <table:table-cell/>
          <table:table-cell office:value-type="string" calcext:value-type="string">
            <text:p>Open EventsExpress App.</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Log in or Sign up as a new user.</text:p>
          </table:table-cell>
          <table:covered-table-cell table:number-columns-repeated="2"/>
        </table:table-row>
        <table:table-row table:style-name="ro1">
          <table:covered-table-cell table:number-columns-repeated="6"/>
          <table:table-cell office:value-type="string" calcext:value-type="string">
            <text:p>1) Provide an option to share, view details about the event and redirection to the user’s page of the author of the event.</text:p>
          </table:table-cell>
          <table:table-cell office:value-type="string" calcext:value-type="string">
            <text:p>Open Home page.</text:p>
          </table:table-cell>
          <table:covered-table-cell table:number-columns-repeated="2"/>
        </table:table-row>
        <table:table-row table:style-name="ro1">
          <table:covered-table-cell table:number-columns-repeated="6"/>
          <table:table-cell office:value-type="string" calcext:value-type="string">
            <text:p>After click on “share” button - social networks with which you can share event will appear(f.e telegram, facebook, twitte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2) Pagination is required (one-page button, first, last buttons, and arrows button too)</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a user is on the first page, “first” button is inactive, when on the last - “last” button is inactiv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One page has to contain less than 6 event’s item. In case of more than 6 items, the pagination has been appear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Every authorized user have access to comment event and reply to another com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s an author of comment, I have access to delete i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Number of joined users will be displayed above the event car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Join” button is required to mark this event as “event to go”, but it’s optional (“leave” button can be shown, because user is already mark that he/she join this ev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leave” button is required to mark that user don’t go to this event, but it’s optional (“join” button can be shown)</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fter clicking of specific event, page with detailed information about this event open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open detailed information about event, list of users who join event must appear in the right side of the window.</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clicking on user in list of user who join event, the user profile page will ope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fter editing event, the page of specific event reload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there are no events to display, the page displays “No resul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fter adding or replying to comment, the page of specific event reload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comment content is too long, scrollbar appea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user joins event, his name and age will appear at the end of list of users. who join event.</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arning Messages+*</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ituations||Warning Messag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User input non existing page in link(f.e. “..home/events/?page=4” when 4 page does not exist)|OOP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ORRY, NO RESULT WERE FOUND!</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text:p>
          </table:table-cell>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1">
            <text:p>Ch-096/TAQC</text:p>
          </table:table-cell>
          <table:table-cell table:style-name="ce15" office:value-type="string" calcext:value-type="string" table:number-columns-spanned="1" table:number-rows-spanned="21">
            <text:p><text:a xlink:href="https://ssu-jira.softserveinc.com/browse/CHTA-2" xlink:type="simple">CHTA-2</text:a> </text:p>
          </table:table-cell>
          <table:table-cell table:style-name="ce15" office:value-type="string" calcext:value-type="string" table:number-columns-spanned="1" table:number-rows-spanned="21">
            <text:p>As admin I want have possibility to search for the event due to various criteria so I can quickly find the event that I want to visit</text:p>
          </table:table-cell>
          <table:table-cell table:style-name="ce15" office:value-type="string" calcext:value-type="string" table:number-columns-spanned="1" table:number-rows-spanned="21">
            <text:p>Story</text:p>
          </table:table-cell>
          <table:table-cell table:style-name="ce15" office:value-type="string" calcext:value-type="string" table:number-columns-spanned="1" table:number-rows-spanned="21">
            <text:p>Serhii Diordiichuk</text:p>
          </table:table-cell>
          <table:table-cell table:style-name="ce15" office:value-type="string" calcext:value-type="string" table:number-columns-spanned="1" table:number-rows-spanned="21">
            <text:p>CHTA-20</text:p>
          </table:table-cell>
          <table:table-cell table:style-name="ce21" office:value-type="string" calcext:value-type="string">
            <text:p>Administrator/Authorized/Unauthorized users need to provide the search for events due to specific criteria. To make a comfort search users can use a filter on:</text:p>
          </table:table-cell>
          <table:table-cell table:style-name="ce21" office:value-type="string" calcext:value-type="string">
            <text:p>Pre-condition:</text:p>
          </table:table-cell>
          <table:table-cell table:style-name="ce15" table:number-columns-spanned="1" table:number-rows-spanned="21"/>
          <table:table-cell table:style-name="ce15" table:number-columns-spanned="1" table:number-rows-spanned="21"/>
        </table:table-row>
        <table:table-row table:style-name="ro1">
          <table:covered-table-cell table:number-columns-repeated="6"/>
          <table:table-cell office:value-type="string" calcext:value-type="string">
            <text:p>“keyword”,</text:p>
          </table:table-cell>
          <table:table-cell office:value-type="string" calcext:value-type="string">
            <text:p>1)Load EventsExpress</text:p>
          </table:table-cell>
          <table:covered-table-cell table:number-columns-repeated="2"/>
        </table:table-row>
        <table:table-row table:style-name="ro1">
          <table:covered-table-cell table:number-columns-repeated="6"/>
          <table:table-cell office:value-type="string" calcext:value-type="string">
            <text:p>“date” ,</text:p>
          </table:table-cell>
          <table:table-cell office:value-type="string" calcext:value-type="string">
            <text:p>2)Log in as admin (f.e. data: email: admin@gmail.com, password: 1qaz1qaz)</text:p>
          </table:table-cell>
          <table:covered-table-cell table:number-columns-repeated="2"/>
        </table:table-row>
        <table:table-row table:style-name="ro1">
          <table:covered-table-cell table:number-columns-repeated="6"/>
          <table:table-cell office:value-type="string" calcext:value-type="string">
            <text:p>“categories”,</text:p>
          </table:table-cell>
          <table:table-cell office:value-type="string" calcext:value-type="string">
            <text:p>3) Open page “Events”</text:p>
          </table:table-cell>
          <table:covered-table-cell table:number-columns-repeated="2"/>
        </table:table-row>
        <table:table-row table:style-name="ro1">
          <table:covered-table-cell table:number-columns-repeated="6"/>
          <table:table-cell office:value-type="string" calcext:value-type="string">
            <text:p>additionally for admin - status (blocked / unblock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mong these users can delete search filters by button ‘Rese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1. Search by keywords field for searching events by title is accommodation in the right corne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2. Bellow search field present button “MORE FILTERS….”. After clicking on it dropdown other searching el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2. Two fields with date data “FROM” and “TO” for searching events that will be performed in choose period of time. Searching by date display valid data - date “FROM” less than date “TO”</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3. Searching field by categories for searching events according to users preferenc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4.Searching field by status (blocked, unblocked, all).</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5. Results are available after fill at least one parameter of search or choose the period of time and press button “SEARCH”</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6.For rapid clean searching data press button “RESET” accommodation to the left of the button “SEARCH”</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1.Page “Events” available only for the administrato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2. All future events are available on the pag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3. The field for searching by keywords and buttons (“MORE FILTERS...”, “FROM” to “TO”, “RESET” ) are available. The keyword field is empty by default. Calendar and categories’ drop-down list are displayed correctly and are hidden by defaul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4. Search by keyword and other filters is successful</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18">
            <text:p>Ch-096/TAQC</text:p>
          </table:table-cell>
          <table:table-cell table:style-name="ce15" office:value-type="string" calcext:value-type="string" table:number-columns-spanned="1" table:number-rows-spanned="18">
            <text:p><text:a xlink:href="https://ssu-jira.softserveinc.com/browse/CHTA-3" xlink:type="simple">CHTA-3</text:a> </text:p>
          </table:table-cell>
          <table:table-cell table:style-name="ce15" office:value-type="string" calcext:value-type="string" table:number-columns-spanned="1" table:number-rows-spanned="18">
            <text:p>As an authorized user I want to have a tab menu with events that are grouped according to their status (‘archive’, ‘visited’ etc). These components are mandatory for better structuring of events and comfortable work with them.</text:p>
          </table:table-cell>
          <table:table-cell table:style-name="ce15" office:value-type="string" calcext:value-type="string" table:number-columns-spanned="1" table:number-rows-spanned="18">
            <text:p>Story</text:p>
          </table:table-cell>
          <table:table-cell table:style-name="ce15" office:value-type="string" calcext:value-type="string" table:number-columns-spanned="1" table:number-rows-spanned="18">
            <text:p>Borys Skip</text:p>
          </table:table-cell>
          <table:table-cell table:style-name="ce15" office:value-type="string" calcext:value-type="string" table:number-columns-spanned="1" table:number-rows-spanned="18">
            <text:p>CHTA-23</text:p>
          </table:table-cell>
          <table:table-cell table:style-name="ce21" office:value-type="string" calcext:value-type="string">
            <text:p>Preconditions:</text:p>
          </table:table-cell>
          <table:table-cell table:style-name="ce21" office:value-type="string" calcext:value-type="string">
            <text:p>User is logged in the EventExpress WebApp.</text:p>
          </table:table-cell>
          <table:table-cell table:style-name="ce15" office:value-type="string" calcext:value-type="string" table:number-columns-spanned="1" table:number-rows-spanned="18">
            <text:p>Major</text:p>
          </table:table-cell>
          <table:table-cell table:style-name="ce15" table:number-columns-spanned="1" table:number-rows-spanned="18"/>
        </table:table-row>
        <table:table-row table:style-name="ro1">
          <table:covered-table-cell table:number-columns-repeated="6"/>
          <table:table-cell office:value-type="string" calcext:value-type="string">
            <text:p>The user is logged into EventExpress WebApp.</text:p>
          </table:table-cell>
          <table:table-cell office:value-type="string" calcext:value-type="string">
            <text:p>A profile page is opened.</text:p>
          </table:table-cell>
          <table:covered-table-cell table:number-columns-repeated="2"/>
        </table:table-row>
        <table:table-row table:style-name="ro1">
          <table:covered-table-cell table:number-columns-repeated="6"/>
          <table:table-cell office:value-type="string" calcext:value-type="string">
            <text:p>A “Profile” page is open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Descriptio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Every authorized user wants a nice-looking event page where the events are grouped due to specified criteria. Thus, to achieve the above mentioned, the user should have a horizontal tab menu panel to choose select and open visit group events tab. Redirection to the specific group of events should be done by clicking on the corresponding menu item.</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first tab of the menu is “future events”, should be active by defaul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user is able to be redirected to future events the event’s details on click on “future events” tab. “future events” tab icon changes to gra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user is able to be redirected to archive events the event’s details on click on “archive events”. The tab icon changes color from blue to gra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user is able to be redirected to visited events the event’s details on click on “visited event”. The tab icon changes color from blue to gra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user is able to be redirected to events to go the event’s details on click on “event to go”. The tab icon changes color from blue to gra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 user can have access to the events grouped by categories by clicking on the corresponding tab. A new list of events is expected to be displayed below the tab menu.</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tab menu should be display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menu should contain the items: “future events”, “archive events”, “visited events”, “events to go”, “add ev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our from five menu items are available/active and have a blue color, except the active tab, which is gray color;</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Each tab menu item changing the group panel content.</text:p>
          </table:table-cell>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5">
            <text:p>Ch-096/TAQC</text:p>
          </table:table-cell>
          <table:table-cell table:style-name="ce15" office:value-type="string" calcext:value-type="string" table:number-columns-spanned="1" table:number-rows-spanned="25">
            <text:p><text:a xlink:href="https://ssu-jira.softserveinc.com/browse/CHTA-4" xlink:type="simple">CHTA-4</text:a> </text:p>
          </table:table-cell>
          <table:table-cell table:style-name="ce15" office:value-type="string" calcext:value-type="string" table:number-columns-spanned="1" table:number-rows-spanned="25">
            <text:p>As a user, I want to have a functionality to easily browse events so I can have info on interested events and can overview specific events of interest.</text:p>
          </table:table-cell>
          <table:table-cell table:style-name="ce15" office:value-type="string" calcext:value-type="string" table:number-columns-spanned="1" table:number-rows-spanned="25">
            <text:p>Story</text:p>
          </table:table-cell>
          <table:table-cell table:style-name="ce15" office:value-type="string" calcext:value-type="string" table:number-columns-spanned="1" table:number-rows-spanned="25">
            <text:p>Borys Skip</text:p>
          </table:table-cell>
          <table:table-cell table:style-name="ce15" office:value-type="string" calcext:value-type="string" table:number-columns-spanned="1" table:number-rows-spanned="25">
            <text:p>CHTA-34, CHTA-35, CHTA-36, CHTA-100</text:p>
          </table:table-cell>
          <table:table-cell table:style-name="ce21" office:value-type="string" calcext:value-type="string">
            <text:p>Description:</text:p>
          </table:table-cell>
          <table:table-cell table:style-name="ce21" office:value-type="string" calcext:value-type="string">
            <text:p>User is logged in the EventExpress WebApp.</text:p>
          </table:table-cell>
          <table:table-cell table:style-name="ce15" table:number-columns-spanned="1" table:number-rows-spanned="25"/>
          <table:table-cell table:style-name="ce15" table:number-columns-spanned="1" table:number-rows-spanned="25"/>
        </table:table-row>
        <table:table-row table:style-name="ro1">
          <table:covered-table-cell table:number-columns-repeated="6"/>
          <table:table-cell office:value-type="string" calcext:value-type="string">
            <text:p>Every authorized user wants to have the events are displayed at the page, ordered according to their interests and according to their status (‘archive’, ‘visited’ etc). For an overview of the event, a title, date and a short description of the event is expected. The tips for users going to the event and a tip for the user name is also desired to be. For the case when there are more than 3 events per row in the group, users want to have pagination control buttons at the bottom of the panel.</text:p>
          </table:table-cell>
          <table:table-cell office:value-type="string" calcext:value-type="string">
            <text:p>A profile page is opened.</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start date for an event should be less than the date of the event finishing.</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ture event” should have a date of an event that starts with future dat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ture event” should have a date of an event that starts with future dat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rchive event”, “visited events” should have past dat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event to go” should have future dat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selected event should be opened for detailed review by clicking on the event’s image or the button in the right bottom corner of the events panel;</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 tip with user name should appear when the mouse pointer is over the owner of the event icon for the event panel;</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 tip “Visitors” should appear when the mouse pointer is over a group of users icon for the event panel;</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list of events is displayed by three events per page. Pagination is required in case when there are more than three events in the group.</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Page listing elements should be displayed at the bottom of the page (a current page from the total number of pages, displayed on the panel and a button by each side, first, last buttons, and arrows button by each side should be expected as well).</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 one-row list of events of three events in a row is expec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selected event should be opened for a detailed review.</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eye” buttons should be displayed at the event panel;</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 tip with user name should appear when the mouse pointer is over the owner of the event ico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 tip “Visitors” should appear when the mouse pointer is over a group of users ico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ture event” should have a date of the event that starts with future dat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rchive event”, “visited events” should have past dat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event to go” should have future dates.</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Pagination control buttons should be present at the panel.</text:p>
          </table:table-cell>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11">
            <text:p>Ch-096/TAQC</text:p>
          </table:table-cell>
          <table:table-cell table:style-name="ce15" office:value-type="string" calcext:value-type="string" table:number-columns-spanned="1" table:number-rows-spanned="11">
            <text:p><text:a xlink:href="https://ssu-jira.softserveinc.com/browse/CHTA-5" xlink:type="simple">CHTA-5</text:a> </text:p>
          </table:table-cell>
          <table:table-cell table:style-name="ce15" office:value-type="string" calcext:value-type="string" table:number-columns-spanned="1" table:number-rows-spanned="11">
            <text:p>As admin, I want to have possibility overview, block, and share events, so I can advise events or hide them.</text:p>
          </table:table-cell>
          <table:table-cell table:style-name="ce15" office:value-type="string" calcext:value-type="string" table:number-columns-spanned="1" table:number-rows-spanned="11">
            <text:p>Story</text:p>
          </table:table-cell>
          <table:table-cell table:style-name="ce15" office:value-type="string" calcext:value-type="string" table:number-columns-spanned="1" table:number-rows-spanned="11">
            <text:p>Serhii Diordiichuk</text:p>
          </table:table-cell>
          <table:table-cell table:style-name="ce15" table:number-columns-spanned="1" table:number-rows-spanned="11"/>
          <table:table-cell table:style-name="ce21" office:value-type="string" calcext:value-type="string">
            <text:p>As Administrator, I want to have the possibility to review events on the page ‘Events”, to see who create the specified event and the number of users that have join it. Administrator/ Authorized users have the possibility to share specified in social networks (Facebook, Twitter)Administrator have the possibility to block events in order to protect users from illegal events or due to other reason.</text:p>
          </table:table-cell>
          <table:table-cell table:style-name="ce21" office:value-type="string" calcext:value-type="string">
            <text:p>Pre-condition:</text:p>
          </table:table-cell>
          <table:table-cell table:style-name="ce15" table:number-columns-spanned="1" table:number-rows-spanned="11"/>
          <table:table-cell table:style-name="ce15" table:number-columns-spanned="1" table:number-rows-spanned="11"/>
        </table:table-row>
        <table:table-row table:style-name="ro1">
          <table:covered-table-cell table:number-columns-repeated="6"/>
          <table:table-cell/>
          <table:table-cell office:value-type="string" calcext:value-type="string">
            <text:p>1)Load EventsExpress</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2)Log in as admin (f.e. data: email: admin@gmail.com, password: 1qaz1qaz)</text:p>
          </table:table-cell>
          <table:covered-table-cell table:number-columns-repeated="2"/>
        </table:table-row>
        <table:table-row table:style-name="ro1">
          <table:covered-table-cell table:number-columns-repeated="6"/>
          <table:table-cell office:value-type="string" calcext:value-type="string">
            <text:p>button “review” on the panel of event form for exploring more information about the event (the author, visitors, comments). After clicking on it, the page with detailed information - is opened</text:p>
          </table:table-cell>
          <table:table-cell office:value-type="string" calcext:value-type="string">
            <text:p>3) Open page “Events”</text:p>
          </table:table-cell>
          <table:covered-table-cell table:number-columns-repeated="2"/>
        </table:table-row>
        <table:table-row table:style-name="ro1">
          <table:covered-table-cell table:number-columns-repeated="6"/>
          <table:table-cell office:value-type="string" calcext:value-type="string">
            <text:p>button “block” on the panel of event form is enable. After clicking on it, the event becomes invisible for users except the administrato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button for sharing events in social networks, with a dropdown list to choose specified social network.</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Button for reviewing event is present on event form and looks like “ey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Page with detailed reviewing of event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Button for blocking event present on event form, looks like “block” is implemented</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Button “share in social network after click it open another window with social media icons for choose one of the suggestions is implemented</text:p>
          </table:table-cell>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32">
            <text:p>Ch-096/TAQC</text:p>
          </table:table-cell>
          <table:table-cell table:style-name="ce15" office:value-type="string" calcext:value-type="string" table:number-columns-spanned="1" table:number-rows-spanned="32">
            <text:p><text:a xlink:href="https://ssu-jira.softserveinc.com/browse/CHTA-6" xlink:type="simple">CHTA-6</text:a> </text:p>
          </table:table-cell>
          <table:table-cell table:style-name="ce15" office:value-type="string" calcext:value-type="string" table:number-columns-spanned="1" table:number-rows-spanned="32">
            <text:p>As a user, I want to search for events using filter, so I can receive the list of events which I am interested in.</text:p>
          </table:table-cell>
          <table:table-cell table:style-name="ce15" office:value-type="string" calcext:value-type="string" table:number-columns-spanned="1" table:number-rows-spanned="32">
            <text:p>Story</text:p>
          </table:table-cell>
          <table:table-cell table:style-name="ce15" office:value-type="string" calcext:value-type="string" table:number-columns-spanned="1" table:number-rows-spanned="32">
            <text:p>Kateryna Pereverzeva</text:p>
          </table:table-cell>
          <table:table-cell table:style-name="ce15" table:number-columns-spanned="1" table:number-rows-spanned="32"/>
          <table:table-cell table:style-name="ce21" office:value-type="string" calcext:value-type="string">
            <text:p>*+description+*: As an authorized user I want to be able to visit homepage through the navigation panel, choose filters: “keyword”, “from” date, “to” date, “hashtags” to search for specific events. Also I can click “search” button - to search for events, and “reset” to clean all filters and see all available events. The length of the keywords is recommended up to 20 characters</text:p>
          </table:table-cell>
          <table:table-cell table:style-name="ce21" office:value-type="string" calcext:value-type="string">
            <text:p>Open EventsExpress App.</text:p>
          </table:table-cell>
          <table:table-cell table:style-name="ce15" table:number-columns-spanned="1" table:number-rows-spanned="32"/>
          <table:table-cell table:style-name="ce15" table:number-columns-spanned="1" table:number-rows-spanned="32"/>
        </table:table-row>
        <table:table-row table:style-name="ro1">
          <table:covered-table-cell table:number-columns-repeated="6"/>
          <table:table-cell/>
          <table:table-cell office:value-type="string" calcext:value-type="string">
            <text:p>Log in or register as a new user.</text:p>
          </table:table-cell>
          <table:covered-table-cell table:number-columns-repeated="2"/>
        </table:table-row>
        <table:table-row table:style-name="ro1">
          <table:covered-table-cell table:number-columns-repeated="6"/>
          <table:table-cell/>
          <table:table-cell office:value-type="string" calcext:value-type="string">
            <text:p>Open Home page.</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earch groupbox is required to be displayed in the right side of the window.</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how “more filters” button to display more search criteria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In groupbox has to be textbox “keyword” to write keywords for search.</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In groupbox must be “from” datepicker, “to” datepicker, to search by start and end date of ev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In groupbox must be “hashtags” listbox to search by hashtags which belongs to this ev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less” button must be provided to hide additional filt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reset” button has to be set below groupbox to clean all fields and show all available ev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earch” button has to be set below all the required filters to search events by field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earch” and “Reset” button must be inactive when search fields are empt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More filter” button must be available until user clicks on i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a user clicks on “More filter” button, from/to datepicker, hashtag listbox and “less” button appea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fter input more than 20 characters in keyword a warning “Keyword length exceeded the recommended length up to 20 characters!” is displayed on the screen.</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there are no events to display after a search, the page displays “No resul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nothing is checked in fields and input in keyword, all available events displa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searching by keyword, the page reloads and displays events, which fields match entered keywor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searching by “from” and “to” date, the page reloads and display events, which “from” and “to” date fields match entered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User can’t choose past date to search ev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User can choose an unlimited amount of hashtags to search for ev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hen searching by hashtags, the page reloads and display events, which hashtag fields match entered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rom” and “to” date display current date by default.</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arning Messag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ituations||Warning Messag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re are no categories to display in hashtags search field.|There are no items in this list|</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Input more than 20 characters in keyword field|Keyword length exceeded the recommended length up to 20 characters!|</text:p>
          </table:table-cell>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3">
            <text:p>Ch-096/TAQC</text:p>
          </table:table-cell>
          <table:table-cell table:style-name="ce15" office:value-type="string" calcext:value-type="string" table:number-columns-spanned="1" table:number-rows-spanned="23">
            <text:p><text:a xlink:href="https://ssu-jira.softserveinc.com/browse/CHTA-7" xlink:type="simple">CHTA-7</text:a> </text:p>
          </table:table-cell>
          <table:table-cell table:style-name="ce15" office:value-type="string" calcext:value-type="string" table:number-columns-spanned="1" table:number-rows-spanned="23">
            <text:p>As an admin, I want to add a new category to Events, so I can increase the range of possible categories.</text:p>
          </table:table-cell>
          <table:table-cell table:style-name="ce15" office:value-type="string" calcext:value-type="string" table:number-columns-spanned="1" table:number-rows-spanned="23">
            <text:p>Story</text:p>
          </table:table-cell>
          <table:table-cell table:style-name="ce15" office:value-type="string" calcext:value-type="string" table:number-columns-spanned="1" table:number-rows-spanned="23">
            <text:p>Oleksandr Toloshniak</text:p>
          </table:table-cell>
          <table:table-cell table:style-name="ce15" office:value-type="string" calcext:value-type="string" table:number-columns-spanned="1" table:number-rows-spanned="23">
            <text:p>CHTA-21, CHTA-24, CHTA-27, CHTA-46, CHTA-51, CHTA-64, CHTA-102, CHTA-18</text:p>
          </table:table-cell>
          <table:table-cell table:style-name="ce21" office:value-type="string" calcext:value-type="string">
            <text:p>*Description*: Every authorized user with admin privileges can add new categories.</text:p>
          </table:table-cell>
          <table:table-cell table:style-name="ce21" office:value-type="string" calcext:value-type="string">
            <text:p>1. Open EventExpress App.</text:p>
          </table:table-cell>
          <table:table-cell table:style-name="ce15" office:value-type="string" calcext:value-type="string" table:number-columns-spanned="1" table:number-rows-spanned="23">
            <text:p>Major</text:p>
          </table:table-cell>
          <table:table-cell table:style-name="ce15" table:number-columns-spanned="1" table:number-rows-spanned="23"/>
        </table:table-row>
        <table:table-row table:style-name="ro1">
          <table:covered-table-cell table:number-columns-repeated="6"/>
          <table:table-cell office:value-type="string" calcext:value-type="string">
            <text:p>We need to add new categories and expand the possibility of users to find new like-minded people.</text:p>
          </table:table-cell>
          <table:table-cell office:value-type="string" calcext:value-type="string">
            <text:p>2. Log in as admin (f.e. data : email:”admin@gmail.com” password: “1qaz1qaz”).</text:p>
          </table:table-cell>
          <table:covered-table-cell table:number-columns-repeated="2"/>
        </table:table-row>
        <table:table-row table:style-name="ro1">
          <table:covered-table-cell table:number-columns-repeated="6"/>
          <table:table-cell office:value-type="string" calcext:value-type="string">
            <text:p>In this case admin should click on the button to add a category then type the category title in the input field and click on the Save button.</text:p>
          </table:table-cell>
          <table:table-cell office:value-type="string" calcext:value-type="string">
            <text:p>3. Open the “Categories” page.</text:p>
          </table:table-cell>
          <table:covered-table-cell table:number-columns-repeated="2"/>
        </table:table-row>
        <table:table-row table:style-name="ro1">
          <table:covered-table-cell table:number-columns-repeated="6"/>
          <table:table-cell office:value-type="string" calcext:value-type="string">
            <text:p>To cancell the addition of a new category user has to click on the red cross. (Cancel ico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length of the title is recommended up to 20 charact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After editing and saving data, the page "categories" reload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The "cancel" button returns the user to the "categories" pag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arning Messages*</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ituations||Warning Messag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Input more than 20 characters|Title length exceeded the recommended length up to 20 charact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itle field is empty and a user clicks on the save icon|Title length exceeded the recommended length up to 20 charact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Create a category with an existing title in the table|The same category already exists in databas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1) The created category takes effect immediatel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2) Only the administrator can manage categori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3) After input more than 20 characters a warning “Name length exceeded the recommended length of 20 characters!” is displayed on the scree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4) The icon for adding a category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5) As an Admin, I have access to create a category.</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0">
            <text:p>Ch-096/TAQC</text:p>
          </table:table-cell>
          <table:table-cell table:style-name="ce15" office:value-type="string" calcext:value-type="string" table:number-columns-spanned="1" table:number-rows-spanned="20">
            <text:p><text:a xlink:href="https://ssu-jira.softserveinc.com/browse/CHTA-8" xlink:type="simple">CHTA-8</text:a> </text:p>
          </table:table-cell>
          <table:table-cell table:style-name="ce15" office:value-type="string" calcext:value-type="string" table:number-columns-spanned="1" table:number-rows-spanned="20">
            <text:p>As an admin, I want to delete an existed Events category, so I can moderate unnecessary categories.</text:p>
          </table:table-cell>
          <table:table-cell table:style-name="ce15" office:value-type="string" calcext:value-type="string" table:number-columns-spanned="1" table:number-rows-spanned="20">
            <text:p>Story</text:p>
          </table:table-cell>
          <table:table-cell table:style-name="ce15" office:value-type="string" calcext:value-type="string" table:number-columns-spanned="1" table:number-rows-spanned="20">
            <text:p>Oleksandr Toloshniak</text:p>
          </table:table-cell>
          <table:table-cell table:style-name="ce15" office:value-type="string" calcext:value-type="string" table:number-columns-spanned="1" table:number-rows-spanned="20">
            <text:p>CHTA-52, CHTA-54, CHTA-55</text:p>
          </table:table-cell>
          <table:table-cell table:style-name="ce21" office:value-type="string" calcext:value-type="string">
            <text:p>*Description:*</text:p>
          </table:table-cell>
          <table:table-cell table:style-name="ce21" office:value-type="string" calcext:value-type="string">
            <text:p>1. Open EventExpress App.</text:p>
          </table:table-cell>
          <table:table-cell table:style-name="ce15" office:value-type="string" calcext:value-type="string" table:number-columns-spanned="1" table:number-rows-spanned="20">
            <text:p>Major</text:p>
          </table:table-cell>
          <table:table-cell table:style-name="ce15" table:number-columns-spanned="1" table:number-rows-spanned="20"/>
        </table:table-row>
        <table:table-row table:style-name="ro1">
          <table:covered-table-cell table:number-columns-repeated="6"/>
          <table:table-cell office:value-type="string" calcext:value-type="string">
            <text:p>Every authorized user with admin privileges can delete an existed categories. We need to delete an existed categories to moderate already unnecessary, incorrect or abusive categories for a better perception of our service by users. In this case admin should click on the button to delete a category. For convenience, the admin can select several categories for deletion.</text:p>
          </table:table-cell>
          <table:table-cell office:value-type="string" calcext:value-type="string">
            <text:p>2. Log in as admin (f.e. data : email:”admin@gmail.com” password: “1qaz1qaz”).</text:p>
          </table:table-cell>
          <table:covered-table-cell table:number-columns-repeated="2"/>
        </table:table-row>
        <table:table-row table:style-name="ro1">
          <table:covered-table-cell table:number-columns-repeated="6"/>
          <table:table-cell office:value-type="string" calcext:value-type="string">
            <text:p>To confirm the deletion should be displayed a warning message with buttons “Accept” and “Cancel”.</text:p>
          </table:table-cell>
          <table:table-cell office:value-type="string" calcext:value-type="string">
            <text:p>3. Open the “Categories” page.</text:p>
          </table:table-cell>
          <table:covered-table-cell table:number-columns-repeated="2"/>
        </table:table-row>
        <table:table-row table:style-name="ro1">
          <table:covered-table-cell table:number-columns-repeated="6"/>
          <table:table-cell office:value-type="string" calcext:value-type="string">
            <text:p>To cancel the deletion of an existing categories user has to click on the red cross(Cancel icon) on the warning messag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After deleting the categories, the page "categories" reload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The "cancel" button returns the user to the "categories" pag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After the “Trash bin” button displayed a warning message with buttons “Accept” and “Cancel”.</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arning Messages*</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ituations||Warning Messag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User press on the “Trash bin” button near the category.|Are you sure to delete this categor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1) The deleted category disappears for all users immediatel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2) Only the administrator can manage categori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3) The icon for deleting a category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4) As an Admin, I have access to delete a category.</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2">
            <text:p>Ch-096/TAQC</text:p>
          </table:table-cell>
          <table:table-cell table:style-name="ce15" office:value-type="string" calcext:value-type="string" table:number-columns-spanned="1" table:number-rows-spanned="22">
            <text:p><text:a xlink:href="https://ssu-jira.softserveinc.com/browse/CHTA-9" xlink:type="simple">CHTA-9</text:a> </text:p>
          </table:table-cell>
          <table:table-cell table:style-name="ce15" office:value-type="string" calcext:value-type="string" table:number-columns-spanned="1" table:number-rows-spanned="22">
            <text:p>As an admin, I want to edit an existed Events category, so I can correct mistakes in existed tags.</text:p>
          </table:table-cell>
          <table:table-cell table:style-name="ce15" office:value-type="string" calcext:value-type="string" table:number-columns-spanned="1" table:number-rows-spanned="22">
            <text:p>Story</text:p>
          </table:table-cell>
          <table:table-cell table:style-name="ce15" office:value-type="string" calcext:value-type="string" table:number-columns-spanned="1" table:number-rows-spanned="22">
            <text:p>Oleksandr Toloshniak</text:p>
          </table:table-cell>
          <table:table-cell table:style-name="ce15" office:value-type="string" calcext:value-type="string" table:number-columns-spanned="1" table:number-rows-spanned="22">
            <text:p>CHTA-48, CHTA-58, CHTA-60, CHTA-63, CHTA-65</text:p>
          </table:table-cell>
          <table:table-cell table:style-name="ce21" office:value-type="string" calcext:value-type="string">
            <text:p>*Description:*</text:p>
          </table:table-cell>
          <table:table-cell table:style-name="ce21" office:value-type="string" calcext:value-type="string">
            <text:p>1. Open EventExpress App (http://localhost:53326/)</text:p>
          </table:table-cell>
          <table:table-cell table:style-name="ce15" office:value-type="string" calcext:value-type="string" table:number-columns-spanned="1" table:number-rows-spanned="22">
            <text:p>Major</text:p>
          </table:table-cell>
          <table:table-cell table:style-name="ce15" table:number-columns-spanned="1" table:number-rows-spanned="22"/>
        </table:table-row>
        <table:table-row table:style-name="ro1">
          <table:covered-table-cell table:number-columns-repeated="6"/>
          <table:table-cell office:value-type="string" calcext:value-type="string">
            <text:p>Every authorized user with admin privileges can correct an existed categories. We need to edit an existed tags according to user preferences and as we find any mistakes. In this case, the admin should click on the button to edit an existed category then type the category title in the input field and click on the Submit button.</text:p>
          </table:table-cell>
          <table:table-cell office:value-type="string" calcext:value-type="string">
            <text:p>2. Log in as admin (email:”admin@gmail.com” password: “1qaz1qaz”).</text:p>
          </table:table-cell>
          <table:covered-table-cell table:number-columns-repeated="2"/>
        </table:table-row>
        <table:table-row table:style-name="ro1">
          <table:covered-table-cell table:number-columns-repeated="6"/>
          <table:table-cell office:value-type="string" calcext:value-type="string">
            <text:p>To cancel the editing of an old category user has to click on the red cross. (Cancel icon).</text:p>
          </table:table-cell>
          <table:table-cell office:value-type="string" calcext:value-type="string">
            <text:p>3. Open the “Categories” page.</text:p>
          </table:table-cell>
          <table:covered-table-cell table:number-columns-repeated="2"/>
        </table:table-row>
        <table:table-row table:style-name="ro1">
          <table:covered-table-cell table:number-columns-repeated="6"/>
          <table:table-cell office:value-type="string" calcext:value-type="string">
            <text:p>Recommended length of the title: from 2 to 20 charact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After editing and saving data, the page "categories" reload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The "cancel" button returns the user to the "categories" pag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arning Messag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ituations||Warning Messag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Input more than 20 characters and a user clicks on the save icon|Title length exceeded the recommended length up to 20 charact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Input less than 2 characters and a user clicks on the save icon|Category confirmation is too short(minimum is 2 charact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Edit category to the existing title in the table|The same category already exists in databas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1) The edited category takes effect immediatel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2) Only the administrator can manage categori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3) After input more than 20 characters a warning “Name length exceeded the recommended length of 20 characters!” is displayed on the scree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4) The icon for editing a category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5) As an Admin, I have access to edit a categor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6) The edited category should not coincide with the existing ones in the databas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7)After input less that 2 characters a warning “Category confirmation is too short(minimum is 2 characters)!” is displayed on the screen.</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16">
            <text:p>Ch-096/TAQC</text:p>
          </table:table-cell>
          <table:table-cell table:style-name="ce15" office:value-type="string" calcext:value-type="string" table:number-columns-spanned="1" table:number-rows-spanned="16">
            <text:p><text:a xlink:href="https://ssu-jira.softserveinc.com/browse/CHTA-10" xlink:type="simple">CHTA-10</text:a> </text:p>
          </table:table-cell>
          <table:table-cell table:style-name="ce15" office:value-type="string" calcext:value-type="string" table:number-columns-spanned="1" table:number-rows-spanned="16">
            <text:p>As an authorized user, I want to provide a search for any user-, so that I can review users list and review user profile.</text:p>
          </table:table-cell>
          <table:table-cell table:style-name="ce15" office:value-type="string" calcext:value-type="string" table:number-columns-spanned="1" table:number-rows-spanned="16">
            <text:p>Story</text:p>
          </table:table-cell>
          <table:table-cell table:style-name="ce15" office:value-type="string" calcext:value-type="string" table:number-columns-spanned="1" table:number-rows-spanned="16">
            <text:p>Taras Stepeniuk</text:p>
          </table:table-cell>
          <table:table-cell table:style-name="ce15" office:value-type="string" calcext:value-type="string" table:number-columns-spanned="1" table:number-rows-spanned="16">
            <text:p>CHTA-22</text:p>
          </table:table-cell>
          <table:table-cell table:style-name="ce21" office:value-type="string" calcext:value-type="string">
            <text:p>As an authorized user I want to be able to visit the page for the search to users through the navigation panel on the left. In a navigation menu must be tab element "Search Users". After clicking on this tab, users’ list and a search field should be opened the page with . There search of user by name should be provided, and specific user profile can be chosen for detail view. His profile and events associated with him should be available.</text:p>
          </table:table-cell>
          <table:table-cell table:style-name="ce21" office:value-type="string" calcext:value-type="string">
            <text:p>1. Log in or sign up as a new user. (f.e. data : email:”user@gmail.com” password: “1qaz1qaz”).</text:p>
          </table:table-cell>
          <table:table-cell table:style-name="ce15" table:number-columns-spanned="1" table:number-rows-spanned="16"/>
          <table:table-cell table:style-name="ce15" table:number-columns-spanned="1" table:number-rows-spanned="16"/>
        </table:table-row>
        <table:table-row table:style-name="ro1">
          <table:covered-table-cell table:number-columns-repeated="6"/>
          <table:table-cell/>
          <table:table-cell office:value-type="string" calcext:value-type="string">
            <text:p>2. Open home page EventsExpress site.</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3. Open page “Search users”</text:p>
          </table:table-cell>
          <table:covered-table-cell table:number-columns-repeated="2"/>
        </table:table-row>
        <table:table-row table:style-name="ro1">
          <table:covered-table-cell table:number-columns-repeated="6"/>
          <table:table-cell office:value-type="string" calcext:value-type="string">
            <text:p>* The search field is present and active for data entr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Clear” display under the input field and is active after entered tex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Search” display under the input field and is active after entered tex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Search functionality must be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Found users shows as a grid , under input field and buttons.</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Grid with authorized users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Sorting functionality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Search functionality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Search’ button is enabled and performs searching;</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Grid with found users shows the users that correspond to search criteria;</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 User can navigate through the pages of the users' list.</text:p>
          </table:table-cell>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9">
            <text:p>Ch-096/TAQC</text:p>
          </table:table-cell>
          <table:table-cell table:style-name="ce15" office:value-type="string" calcext:value-type="string" table:number-columns-spanned="1" table:number-rows-spanned="29">
            <text:p><text:a xlink:href="https://ssu-jira.softserveinc.com/browse/CHTA-11" xlink:type="simple">CHTA-11</text:a> </text:p>
          </table:table-cell>
          <table:table-cell table:style-name="ce15" office:value-type="string" calcext:value-type="string" table:number-columns-spanned="1" table:number-rows-spanned="29">
            <text:p>As an admin, I want to block some users, so that their access will be restricted.</text:p>
          </table:table-cell>
          <table:table-cell table:style-name="ce15" office:value-type="string" calcext:value-type="string" table:number-columns-spanned="1" table:number-rows-spanned="29">
            <text:p>Story</text:p>
          </table:table-cell>
          <table:table-cell table:style-name="ce15" office:value-type="string" calcext:value-type="string" table:number-columns-spanned="1" table:number-rows-spanned="29">
            <text:p>Mariia Petrusiak</text:p>
          </table:table-cell>
          <table:table-cell table:style-name="ce15" office:value-type="string" calcext:value-type="string" table:number-columns-spanned="1" table:number-rows-spanned="29">
            <text:p>CHTA-74</text:p>
          </table:table-cell>
          <table:table-cell table:style-name="ce21" office:value-type="string" calcext:value-type="string">
            <text:p>*Description:* Every authorized user with admin privileges can block other users. In this case, the admin should go to the ‘Users’ tab and find mandatory users and press the lock button.</text:p>
          </table:table-cell>
          <table:table-cell table:style-name="ce21" office:value-type="string" calcext:value-type="string">
            <text:p>*Preconditions: *</text:p>
          </table:table-cell>
          <table:table-cell table:style-name="ce15" table:number-columns-spanned="1" table:number-rows-spanned="29"/>
          <table:table-cell table:style-name="ce15" table:number-columns-spanned="1" table:number-rows-spanned="29"/>
        </table:table-row>
        <table:table-row table:style-name="ro1">
          <table:covered-table-cell table:number-columns-repeated="6"/>
          <table:table-cell office:value-type="string" calcext:value-type="string">
            <text:p>The administrator can block the user’s account to reach any goal.</text:p>
          </table:table-cell>
          <table:table-cell office:value-type="string" calcext:value-type="string">
            <text:p>- log in as an admin;</text:p>
          </table:table-cell>
          <table:covered-table-cell table:number-columns-repeated="2"/>
        </table:table-row>
        <table:table-row table:style-name="ro1">
          <table:covered-table-cell table:number-columns-repeated="6"/>
          <table:table-cell office:value-type="string" calcext:value-type="string">
            <text:p>The first one is to block account due to the reason for suspicious or inappropriate user’s behavior (with or without official warning). As there are many active users on our platform, the behaviors of one user can and will influence other users. All users are expected to uphold a basic level of respect for other users and themselves. Creators of offensive, misleading, suggestive or intrusive content (including comments and messages) and/or initiators of actions which flout the terms of use of our platform will be treated seriously at Events express. Repeated inappropriate behavior (including but not limited to those listed above) despite an official warning will have their accounts banned.</text:p>
          </table:table-cell>
          <table:table-cell office:value-type="string" calcext:value-type="string">
            <text:p>- open the “Users” page.</text:p>
          </table:table-cell>
          <table:covered-table-cell table:number-columns-repeated="2"/>
        </table:table-row>
        <table:table-row table:style-name="ro1">
          <table:covered-table-cell table:number-columns-repeated="6"/>
          <table:table-cell office:value-type="string" calcext:value-type="string">
            <text:p>Another one - by the user’s request due to the reason that the user has no ability to delete his own account from the system.</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navigation menu;</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item “Users” must be present in the navigation menu;</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list of all users must be represented on the page “Us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block/unblock for each user must be availabl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locked users must remain in the user's list marked with ‘Blocked’ and row is marked in invers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e.Yellow) color;</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navigation menu is pres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item “Users” is present in the menu;</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list of all users is present on the page “Us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block/unblock for each user is availabl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setting someone account as ‘Blocked’ is effective immediatel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locked account can be changed to ‘Activ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setting someone account as ‘Active” is effective immediatel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users are not notified about their status changed to ‘Block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locked users can’t pass authorization to the system;</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locked users remain in the user's list marked with ‘Blocked’ and row is marked in invers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e.Yellow) colo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the number of blocked users is not limi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only admin can see blocked accounts in the user's list.</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0">
            <text:p>Ch-096/TAQC</text:p>
          </table:table-cell>
          <table:table-cell table:style-name="ce15" office:value-type="string" calcext:value-type="string" table:number-columns-spanned="1" table:number-rows-spanned="20">
            <text:p><text:a xlink:href="https://ssu-jira.softserveinc.com/browse/CHTA-12" xlink:type="simple">CHTA-12</text:a> </text:p>
          </table:table-cell>
          <table:table-cell table:style-name="ce15" office:value-type="string" calcext:value-type="string" table:number-columns-spanned="1" table:number-rows-spanned="20">
            <text:p>As an authorized user, I want to view a user profile -, so that I can to get information about user and events related to the user</text:p>
          </table:table-cell>
          <table:table-cell table:style-name="ce15" office:value-type="string" calcext:value-type="string" table:number-columns-spanned="1" table:number-rows-spanned="20">
            <text:p>Story</text:p>
          </table:table-cell>
          <table:table-cell table:style-name="ce15" office:value-type="string" calcext:value-type="string" table:number-columns-spanned="1" table:number-rows-spanned="20">
            <text:p>Taras Stepeniuk</text:p>
          </table:table-cell>
          <table:table-cell table:style-name="ce15" office:value-type="string" calcext:value-type="string" table:number-columns-spanned="1" table:number-rows-spanned="20">
            <text:p>CHTA-29, CHTA-38, CHTA-39, CHTA-40, CHTA-41, CHTA-62, CHTA-93</text:p>
          </table:table-cell>
          <table:table-cell table:style-name="ce21" office:value-type="string" calcext:value-type="string">
            <text:p>As an authorized user I want to select user profile which interests me. So that I can to get information about a user on the navigation panel on the page profile user. Navigation panel mast be top on to the page, but under block of information about the user and user`s avatar. Navigation panel contains four buttons “Events to go”, “Visited events”, “Future events” , “Archive events”. Also under icon avatar must be two buttons for to evaluate user rating, “like” and “dislike”.</text:p>
          </table:table-cell>
          <table:table-cell table:style-name="ce21" office:value-type="string" calcext:value-type="string">
            <text:p>1. Login or register a new user. (f.e. data : email:”user@gmail.com” password: “1qaz1qaz”).</text:p>
          </table:table-cell>
          <table:table-cell table:style-name="ce15" table:number-columns-spanned="1" table:number-rows-spanned="20"/>
          <table:table-cell table:style-name="ce15" table:number-columns-spanned="1" table:number-rows-spanned="20"/>
        </table:table-row>
        <table:table-row table:style-name="ro1">
          <table:covered-table-cell table:number-columns-repeated="6"/>
          <table:table-cell/>
          <table:table-cell office:value-type="string" calcext:value-type="string">
            <text:p>2. Open home page EventsExpress site.</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3. Open page “Search users”</text:p>
          </table:table-cell>
          <table:covered-table-cell table:number-columns-repeated="2"/>
        </table:table-row>
        <table:table-row table:style-name="ro1">
          <table:covered-table-cell table:number-columns-repeated="6"/>
          <table:table-cell office:value-type="string" calcext:value-type="string">
            <text:p>* On the top of the page contain information about name, email, age, city and country of user.</text:p>
          </table:table-cell>
          <table:table-cell office:value-type="string" calcext:value-type="string">
            <text:p>4. Enter name user and click button “Search”</text:p>
          </table:table-cell>
          <table:covered-table-cell table:number-columns-repeated="2"/>
        </table:table-row>
        <table:table-row table:style-name="ro1">
          <table:covered-table-cell table:number-columns-repeated="6"/>
          <table:table-cell office:value-type="string" calcext:value-type="string">
            <text:p>* To the right of block with information about user, contain user`s profile avatar.</text:p>
          </table:table-cell>
          <table:table-cell office:value-type="string" calcext:value-type="string">
            <text:p>5. Choose a user.</text:p>
          </table:table-cell>
          <table:covered-table-cell table:number-columns-repeated="2"/>
        </table:table-row>
        <table:table-row table:style-name="ro1">
          <table:covered-table-cell table:number-columns-repeated="6"/>
          <table:table-cell office:value-type="string" calcext:value-type="string">
            <text:p>* Under user`s profile avatar contain the button “like” and “dislik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Navigation bar contain four buttons “Events to go”, “Visited events”, “Future events” , “Archive ev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Event to go” provide on option to view events that the user will visi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Visited events” provide on option to view events that the user was visi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Archive events” provide on option to view events created by the user that have already taken plac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Future events”” provide on option to view events created by the user that took place.</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Events to go”, must open list with events that the user joined to.</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Visited events”, must open list with events that the user joined to, but that have already taken plac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Archive events”, must open list with events that created by the user that has already taken plac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Future events”, must open list with events created by the user but that took plac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s “Like” and “Dislike” display under user`s avata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If click button “like”, this icon must be green and in the users list this user will be highlighted in green.</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 If click button “dislike”, this icon must be red and in the users list this user will be highlighted in red.</text:p>
          </table:table-cell>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2">
            <text:p>Ch-096/TAQC</text:p>
          </table:table-cell>
          <table:table-cell table:style-name="ce15" office:value-type="string" calcext:value-type="string" table:number-columns-spanned="1" table:number-rows-spanned="22">
            <text:p><text:a xlink:href="https://ssu-jira.softserveinc.com/browse/CHTA-13" xlink:type="simple">CHTA-13</text:a> </text:p>
          </table:table-cell>
          <table:table-cell table:style-name="ce15" office:value-type="string" calcext:value-type="string" table:number-columns-spanned="1" table:number-rows-spanned="22">
            <text:p>As a user, I want to report about problems, so that check communication between users and admins.</text:p>
          </table:table-cell>
          <table:table-cell table:style-name="ce15" office:value-type="string" calcext:value-type="string" table:number-columns-spanned="1" table:number-rows-spanned="22">
            <text:p>Story</text:p>
          </table:table-cell>
          <table:table-cell table:style-name="ce15" office:value-type="string" calcext:value-type="string" table:number-columns-spanned="1" table:number-rows-spanned="22">
            <text:p>Mariia Petrusiak</text:p>
          </table:table-cell>
          <table:table-cell table:style-name="ce15" office:value-type="string" calcext:value-type="string" table:number-columns-spanned="1" table:number-rows-spanned="22">
            <text:p>CHTA-37</text:p>
          </table:table-cell>
          <table:table-cell table:style-name="ce21" office:value-type="string" calcext:value-type="string">
            <text:p>*Acceptance criteria:*</text:p>
          </table:table-cell>
          <table:table-cell table:style-name="ce21" office:value-type="string" calcext:value-type="string">
            <text:p>Preconditions: </text:p>
          </table:table-cell>
          <table:table-cell table:style-name="ce15" table:number-columns-spanned="1" table:number-rows-spanned="22"/>
          <table:table-cell table:style-name="ce15" table:number-columns-spanned="1" table:number-rows-spanned="22"/>
        </table:table-row>
        <table:table-row table:style-name="ro1">
          <table:covered-table-cell table:number-columns-repeated="6"/>
          <table:table-cell office:value-type="string" calcext:value-type="string">
            <text:p>-  navigation menu;</text:p>
          </table:table-cell>
          <table:table-cell office:value-type="string" calcext:value-type="string">
            <text:p>⦁ log in as a user;</text:p>
          </table:table-cell>
          <table:covered-table-cell table:number-columns-repeated="2"/>
        </table:table-row>
        <table:table-row table:style-name="ro1">
          <table:covered-table-cell table:number-columns-repeated="6"/>
          <table:table-cell office:value-type="string" calcext:value-type="string">
            <text:p>-  item “Contact us” is present in the menu;</text:p>
          </table:table-cell>
          <table:table-cell office:value-type="string" calcext:value-type="string">
            <text:p>⦁ open the “Contact us” page.</text:p>
          </table:table-cell>
          <table:covered-table-cell table:number-columns-repeated="2"/>
        </table:table-row>
        <table:table-row table:style-name="ro1">
          <table:covered-table-cell table:number-columns-repeated="6"/>
          <table:table-cell office:value-type="string" calcext:value-type="string">
            <text:p>-  buttons “SUBMIT” and “CLEA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list box with types of a problem (new category, bug report, bad event, bad use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field for description (contains countless charact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all fields are requir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report about problems must be sent immediately to the admin’s email;</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the user can get a response to his report through private messages (click on the item</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Comuna”, that present in the navigation menu)</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navigation menu to go to the page “Contact u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page “Contact us” to communicate with admi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SUBMIT” to send message; </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CLEAR” to clear field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list box with types of a problem (new category, bug report, bad event, bad use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description field for inputting a detailed description of the problem (wishes).</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Description:* Every authorized user can report to admins about problems. </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or example, report about inappropriate another user’s behavior, or about problem with site (bug report), or about bad event organization.</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So, in a navigation menu must be item “Contact us”. After clicking on this item, must be opened page with inactive buttons “SUBMIT” and “CLEAR”, where we should enter our type of problem through the list box (one of this: new category, bug report, bad event, bad user). Also, we must enter a description of the problem, that contains countless characters. Also, all fields are required. After filling all fields, buttons “SUBMIT” and “CLEAR” should become active. After clicking on the buttons “SUBMIT” report must be sent immediately to admin’s email, or after clicking on the buttons “CLEAR” report must be peeled. The user can get a response to his report through private messages. So, user simply can click on the item “Comuna”, that must be present in the navigation menu and select the message they want. </text:p>
          </table:table-cell>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18">
            <text:p>Ch-096/TAQC</text:p>
          </table:table-cell>
          <table:table-cell table:style-name="ce15" office:value-type="string" calcext:value-type="string" table:number-columns-spanned="1" table:number-rows-spanned="18">
            <text:p><text:a xlink:href="https://ssu-jira.softserveinc.com/browse/CHTA-14" xlink:type="simple">CHTA-14</text:a> </text:p>
          </table:table-cell>
          <table:table-cell table:style-name="ce15" office:value-type="string" calcext:value-type="string" table:number-columns-spanned="1" table:number-rows-spanned="18">
            <text:p>As an admin, I want to change the role of a user (from user to admin), so that I can give the average user more charter. </text:p>
          </table:table-cell>
          <table:table-cell table:style-name="ce15" office:value-type="string" calcext:value-type="string" table:number-columns-spanned="1" table:number-rows-spanned="18">
            <text:p>Story</text:p>
          </table:table-cell>
          <table:table-cell table:style-name="ce15" office:value-type="string" calcext:value-type="string" table:number-columns-spanned="1" table:number-rows-spanned="18">
            <text:p>Mariia Petrusiak</text:p>
          </table:table-cell>
          <table:table-cell table:style-name="ce15" office:value-type="string" calcext:value-type="string" table:number-columns-spanned="1" table:number-rows-spanned="18">
            <text:p>CHTA-31, CHTA-32, CHTA-33, CHTA-61, CHTA-57</text:p>
          </table:table-cell>
          <table:table-cell table:style-name="ce21" office:value-type="string" calcext:value-type="string">
            <text:p>Acceptance criteria:</text:p>
          </table:table-cell>
          <table:table-cell table:style-name="ce21" office:value-type="string" calcext:value-type="string">
            <text:p>Preconditions: </text:p>
          </table:table-cell>
          <table:table-cell table:style-name="ce15" table:number-columns-spanned="1" table:number-rows-spanned="18"/>
          <table:table-cell table:style-name="ce15" table:number-columns-spanned="1" table:number-rows-spanned="18"/>
        </table:table-row>
        <table:table-row table:style-name="ro1">
          <table:covered-table-cell table:number-columns-repeated="6"/>
          <table:table-cell office:value-type="string" calcext:value-type="string">
            <text:p>⦁ navigation menu;</text:p>
          </table:table-cell>
          <table:table-cell office:value-type="string" calcext:value-type="string">
            <text:p>⦁ log in as an admin;</text:p>
          </table:table-cell>
          <table:covered-table-cell table:number-columns-repeated="2"/>
        </table:table-row>
        <table:table-row table:style-name="ro1">
          <table:covered-table-cell table:number-columns-repeated="6"/>
          <table:table-cell office:value-type="string" calcext:value-type="string">
            <text:p>⦁ item “Users” is present in the menu;</text:p>
          </table:table-cell>
          <table:table-cell office:value-type="string" calcext:value-type="string">
            <text:p>⦁ navigation menu must be present;</text:p>
          </table:table-cell>
          <table:covered-table-cell table:number-columns-repeated="2"/>
        </table:table-row>
        <table:table-row table:style-name="ro1">
          <table:covered-table-cell table:number-columns-repeated="6"/>
          <table:table-cell office:value-type="string" calcext:value-type="string">
            <text:p>⦁ list of all users is present on the page “Users”;</text:p>
          </table:table-cell>
          <table:table-cell office:value-type="string" calcext:value-type="string">
            <text:p>⦁ item “Users” is present in the menu;</text:p>
          </table:table-cell>
          <table:covered-table-cell table:number-columns-repeated="2"/>
        </table:table-row>
        <table:table-row table:style-name="ro1">
          <table:covered-table-cell table:number-columns-repeated="6"/>
          <table:table-cell office:value-type="string" calcext:value-type="string">
            <text:p>⦁ button for change role of a user (in the form of a blue square and a pencil) is available;</text:p>
          </table:table-cell>
          <table:table-cell office:value-type="string" calcext:value-type="string">
            <text:p>⦁ open the “Users” page;</text:p>
          </table:table-cell>
          <table:covered-table-cell table:number-columns-repeated="2"/>
        </table:table-row>
        <table:table-row table:style-name="ro1">
          <table:covered-table-cell table:number-columns-repeated="6"/>
          <table:table-cell office:value-type="string" calcext:value-type="string">
            <text:p>⦁ setting someone account as “Admin”/ “User” is effective immediately;</text:p>
          </table:table-cell>
          <table:table-cell office:value-type="string" calcext:value-type="string">
            <text:p>⦁ list of all users is present on the page “Users”.</text:p>
          </table:table-cell>
          <table:covered-table-cell table:number-columns-repeated="2"/>
        </table:table-row>
        <table:table-row table:style-name="ro1">
          <table:covered-table-cell table:number-columns-repeated="6"/>
          <table:table-cell office:value-type="string" calcext:value-type="string">
            <text:p>⦁ users are not notified about their status changed to “Admin”/ “Use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the status change is updated automatically and immediatel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the number of admins is not limi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only admin can see the role of users in the user's list.</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navigation menu and item “Users” in it to go to the page “Us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for change role of a user.</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Description: As an authorized admin, I want to change the role of a user (from user to admin or from admin to user). </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Each administrator can change the role of a user (from user to admin) in order to give the average user more charter. For example, allow the user to manage events (f.e. block some events), allow the user to block some other users’ account due to the reason for suspicious or inappropriate user’s behavior.</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So, in a left menu must be tab element “Users”, that represent only for admins. After clicking on this tab, must be opened the page with a list of all users. Along with user information must be presented a button (in the form of a blue square and a pencil). After clicking on this button must be represented a list box with two fields: user and admin. Choose “admin” and click on the green checkmark. So, the role from user to admin should be changed immediately and vice versa: role from admin to user should be changed.</text:p>
          </table:table-cell>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4">
            <text:p>Ch-096/TAQC</text:p>
          </table:table-cell>
          <table:table-cell table:style-name="ce15" office:value-type="string" calcext:value-type="string" table:number-columns-spanned="1" table:number-rows-spanned="24">
            <text:p><text:a xlink:href="https://ssu-jira.softserveinc.com/browse/CHTA-15" xlink:type="simple">CHTA-15</text:a> </text:p>
          </table:table-cell>
          <table:table-cell table:style-name="ce15" office:value-type="string" calcext:value-type="string" table:number-columns-spanned="1" table:number-rows-spanned="24">
            <text:p>As an admin, I want to search some users using filter, so that I can change their role, block/unblock them and simply know information about them.</text:p>
          </table:table-cell>
          <table:table-cell table:style-name="ce15" office:value-type="string" calcext:value-type="string" table:number-columns-spanned="1" table:number-rows-spanned="24">
            <text:p>Story</text:p>
          </table:table-cell>
          <table:table-cell table:style-name="ce15" office:value-type="string" calcext:value-type="string" table:number-columns-spanned="1" table:number-rows-spanned="24">
            <text:p>Mariia Petrusiak</text:p>
          </table:table-cell>
          <table:table-cell table:style-name="ce15" office:value-type="string" calcext:value-type="string" table:number-columns-spanned="1" table:number-rows-spanned="24">
            <text:p>CHTA-19, CHTA-28, CHTA-30</text:p>
          </table:table-cell>
          <table:table-cell table:style-name="ce21" office:value-type="string" calcext:value-type="string">
            <text:p>Acceptance criteria:</text:p>
          </table:table-cell>
          <table:table-cell table:style-name="ce21" office:value-type="string" calcext:value-type="string">
            <text:p>Preconditions: </text:p>
          </table:table-cell>
          <table:table-cell table:style-name="ce15" table:number-columns-spanned="1" table:number-rows-spanned="24"/>
          <table:table-cell table:style-name="ce15" table:number-columns-spanned="1" table:number-rows-spanned="24"/>
        </table:table-row>
        <table:table-row table:style-name="ro1">
          <table:covered-table-cell table:number-columns-repeated="6"/>
          <table:table-cell office:value-type="string" calcext:value-type="string">
            <text:p>⦁ navigation menu;</text:p>
          </table:table-cell>
          <table:table-cell office:value-type="string" calcext:value-type="string">
            <text:p>⦁ log in as an admin;</text:p>
          </table:table-cell>
          <table:covered-table-cell table:number-columns-repeated="2"/>
        </table:table-row>
        <table:table-row table:style-name="ro1">
          <table:covered-table-cell table:number-columns-repeated="6"/>
          <table:table-cell office:value-type="string" calcext:value-type="string">
            <text:p>⦁ item “Users” is present in the menu;</text:p>
          </table:table-cell>
          <table:table-cell office:value-type="string" calcext:value-type="string">
            <text:p>⦁ open the “Users” page.</text:p>
          </table:table-cell>
          <table:covered-table-cell table:number-columns-repeated="2"/>
        </table:table-row>
        <table:table-row table:style-name="ro1">
          <table:covered-table-cell table:number-columns-repeated="6"/>
          <table:table-cell office:value-type="string" calcext:value-type="string">
            <text:p>⦁ list of all users is present on the page “Us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in the right-hand side search criteria, such as search by name, search by role (represented by list box with two fields: user, admin), search by page side (represented by list box with fields: 5, 10, 15), search by the criteria “Blocked”, “Unblocked” and “All” (represented by radio-button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after inputting more than 20 characters in a field “Search by name” must represent a warning “Name too long. Must be up to 10 characters long!”;</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SEARCH” under the search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only admin can see the list of a user.</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Description: As an admin, I want to search some users, so that to change their role, block/unblock them and simply know information about them. So, in the right-hand side represent search criteria, such as search by name, search by role (represented by list box with two fields: user, admin), search by page side (represented by list box with fields: 5, 10, 15), search by the criteria “Blocked”, “Unblocked” and “All” (represented by radio-buttons). Also must be represented an active button “SEARCH” under the criteria. Select the needed criterion and click on the button “SEARCH”. If an admin doesn’t choose any criteria, but click on the button “SEARCH”, nothing will happen, simply reboot page “User”.</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earch criteria and expected resul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By the name (enter needed name in the field: Masha e.g.) - &gt; Represent only those users, that have “Masha” in the nam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By the role (user/admin) - &gt; Represent only users/admin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By the page size (5,10,15) - &gt; Represent only 5/10/15 users in the pag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By the clicking on the radio-button “Blocked” - &gt; Represent only blocked us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By the clicking on the radio-button “Unblocked" - &gt; Represent only unblocked user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By the clicking on the radio-button “All” - &gt; Represent all users.</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Warning Messag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ituations and warning message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re are no users with names, that enter in search field “User name", warning message: "There are no users with name, that you enter!"</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Input more than 10 characters in the search field “User name”, warning message: "Name too long. Must be up to 10 characters long!"</text:p>
          </table:table-cell>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3">
            <text:p>Ch-096/TAQC</text:p>
          </table:table-cell>
          <table:table-cell table:style-name="ce15" office:value-type="string" calcext:value-type="string" table:number-columns-spanned="1" table:number-rows-spanned="23">
            <text:p><text:a xlink:href="https://ssu-jira.softserveinc.com/browse/CHTA-49" xlink:type="simple">CHTA-49</text:a> </text:p>
          </table:table-cell>
          <table:table-cell table:style-name="ce15" office:value-type="string" calcext:value-type="string" table:number-columns-spanned="1" table:number-rows-spanned="23">
            <text:p>As a user, I want to have a nice-looking graphic user interface for the events Profile, so I can intuitively networking within the “EventExpress” platform.</text:p>
          </table:table-cell>
          <table:table-cell table:style-name="ce15" office:value-type="string" calcext:value-type="string" table:number-columns-spanned="1" table:number-rows-spanned="23">
            <text:p>Story</text:p>
          </table:table-cell>
          <table:table-cell table:style-name="ce15" office:value-type="string" calcext:value-type="string" table:number-columns-spanned="1" table:number-rows-spanned="23">
            <text:p>Borys Skip</text:p>
          </table:table-cell>
          <table:table-cell table:style-name="ce15" office:value-type="string" calcext:value-type="string" table:number-columns-spanned="1" table:number-rows-spanned="23">
            <text:p>CHTA-78</text:p>
          </table:table-cell>
          <table:table-cell table:style-name="ce21" office:value-type="string" calcext:value-type="string">
            <text:p>Preconditions:</text:p>
          </table:table-cell>
          <table:table-cell table:style-name="ce21" office:value-type="string" calcext:value-type="string">
            <text:p>Open the page https://localhost:44364/home/events/?page=1</text:p>
          </table:table-cell>
          <table:table-cell table:style-name="ce15" table:number-columns-spanned="1" table:number-rows-spanned="23"/>
          <table:table-cell table:style-name="ce15" table:number-columns-spanned="1" table:number-rows-spanned="23"/>
        </table:table-row>
        <table:table-row table:style-name="ro1">
          <table:covered-table-cell table:number-columns-repeated="6"/>
          <table:table-cell office:value-type="string" calcext:value-type="string">
            <text:p>Open the page https://localhost:44364/home/events/?page=1</text:p>
          </table:table-cell>
          <table:table-cell office:value-type="string" calcext:value-type="string">
            <text:p>Log in as a user: user@gmail.com; password: ‘1qaz1qaz’</text:p>
          </table:table-cell>
          <table:covered-table-cell table:number-columns-repeated="2"/>
        </table:table-row>
        <table:table-row table:style-name="ro1">
          <table:covered-table-cell table:number-columns-repeated="6"/>
          <table:table-cell office:value-type="string" calcext:value-type="string">
            <text:p>Log in as a user: user@gmail.com; password: ‘1qaz1qaz’</text:p>
          </table:table-cell>
          <table:table-cell office:value-type="string" calcext:value-type="string">
            <text:p>Go to the Profile page</text:p>
          </table:table-cell>
          <table:covered-table-cell table:number-columns-repeated="2"/>
        </table:table-row>
        <table:table-row table:style-name="ro1">
          <table:covered-table-cell table:number-columns-repeated="6"/>
          <table:table-cell office:value-type="string" calcext:value-type="string">
            <text:p>Go to the Profile page</text:p>
          </table:table-cell>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Descriptio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or navigation and managing events of interest, it’s required to have correct alignment and spelling for the Profile pag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User info is displayed at the top of the page should contain User Name, Age, Gender, Email, Interes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Menu with items: “future events”, “archive events”, “visited events”, “events to go”, “add ev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Each menu tab should be equally spaced on the menu panel.</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Each event's panel align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All elements of the profile page have to be visible on the zooming.</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A pagination control el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Information about the current user.</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Tab menu according to Mock up</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Pagination control ha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Panels of events ha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The profile page has to be zoomed in and out without losing the element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Information about the current user as a static text has implemented.</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6">
            <text:p>Ch-096/TAQC</text:p>
          </table:table-cell>
          <table:table-cell table:style-name="ce15" office:value-type="string" calcext:value-type="string" table:number-columns-spanned="1" table:number-rows-spanned="26">
            <text:p><text:a xlink:href="https://ssu-jira.softserveinc.com/browse/CHTA-53" xlink:type="simple">CHTA-53</text:a> </text:p>
          </table:table-cell>
          <table:table-cell table:style-name="ce15" office:value-type="string" calcext:value-type="string" table:number-columns-spanned="1" table:number-rows-spanned="26">
            <text:p>As a user I want to add an event, so I can effectively networking within “EventExpress” platform.</text:p>
          </table:table-cell>
          <table:table-cell table:style-name="ce15" office:value-type="string" calcext:value-type="string" table:number-columns-spanned="1" table:number-rows-spanned="26">
            <text:p>Story</text:p>
          </table:table-cell>
          <table:table-cell table:style-name="ce15" office:value-type="string" calcext:value-type="string" table:number-columns-spanned="1" table:number-rows-spanned="26">
            <text:p>Borys Skip</text:p>
          </table:table-cell>
          <table:table-cell table:style-name="ce15" office:value-type="string" calcext:value-type="string" table:number-columns-spanned="1" table:number-rows-spanned="26">
            <text:p>CHTA-66, CHTA-72, CHTA-73, CHTA-75, CHTA-76</text:p>
          </table:table-cell>
          <table:table-cell table:style-name="ce21" office:value-type="string" calcext:value-type="string">
            <text:p>Description:</text:p>
          </table:table-cell>
          <table:table-cell table:style-name="ce21" office:value-type="string" calcext:value-type="string">
            <text:p>Open the page https://localhost:44364/home/events/?page=1</text:p>
          </table:table-cell>
          <table:table-cell table:style-name="ce15" table:number-columns-spanned="1" table:number-rows-spanned="26"/>
          <table:table-cell table:style-name="ce15" table:number-columns-spanned="1" table:number-rows-spanned="26"/>
        </table:table-row>
        <table:table-row table:style-name="ro1">
          <table:covered-table-cell table:number-columns-repeated="6"/>
          <table:table-cell office:value-type="string" calcext:value-type="string">
            <text:p>Any authorized user can create an event using web functionality, using “Add event” from the menu panel of the profile page. The new form should be as a new panel displayed below the tab menu panel. An event-related image can be added by clicking on “Click or drag an image file to this area to upload” labeled rectangle. To remove the image user wants to have the ‘CLEAR’ button. The title of the event is compulsory and expected to be entered in the textbox. In case of leaving textbox blank, an alert “Required” is displayed below a red line bottom edge of the textbox. Red-colored text “Title” to be displayed in the blank textbox. Datepicker should allow the user to pick up the start date from the drop-down calendar, after that the new date picker has appeared for the end of the event date. The past dates are inactive in the calendar. The event category dropdown list should have a value to be selected. In case of empty/default value an error message of red color ‘Required’ is displayed below the dropdown list. The event’s location is compulsory for both ‘Country’ and the ‘City’ dropdown lists. The “City’ dropdown list should be displayed after a country has been selected. After clicking on the ‘SAVE’ button a confirmation notification is arising on the page. When not all mandatory fields have been filled in the corresponding elements are displaying an error message.</text:p>
          </table:table-cell>
          <table:table-cell office:value-type="string" calcext:value-type="string">
            <text:p>Log in as a user: user@gmail.com; password: ‘1qaz1qaz’</text:p>
          </table:table-cell>
          <table:covered-table-cell table:number-columns-repeated="2"/>
        </table:table-row>
        <table:table-row table:style-name="ro1">
          <table:covered-table-cell table:number-columns-repeated="6"/>
          <table:table-cell/>
          <table:table-cell office:value-type="string" calcext:value-type="string">
            <text:p>Go to the Profile page</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Click on Add event element of the menu.</text:p>
          </table:table-cell>
          <table:covered-table-cell table:number-columns-repeated="2"/>
        </table:table-row>
        <table:table-row table:style-name="ro1">
          <table:covered-table-cell table:number-columns-repeated="6"/>
          <table:table-cell office:value-type="string" calcext:value-type="string">
            <text:p>*A new form “Add ev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Image upload elem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Clear’ button for the image upload elem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extbox field - “Titl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Datepicke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ext field - “Descriptio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Dropdown scrollable list and subsequently appeared the second dropdown lis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Submit button “Sav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he fields</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Error messages</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 “Add event” form and possibility to fill i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dd event” form cont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Event related image upload form.</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itle of the event textbox.</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Date picker</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Textbox for description for the even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Event category dropdown list</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Location of the event (the country and the cit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 submit button “SAVE</text:p>
          </table:table-cell>
          <table:table-cell office:value-type="string" calcext:value-type="string">
            <text:p/>
          </table:table-cell>
          <table:covered-table-cell table:number-columns-repeated="2"/>
        </table:table-row>
        <table:table-row table:style-name="ro1">
          <table:covered-table-cell table:style-name="ce7"/>
          <table:covered-table-cell table:number-columns-repeated="5" table:style-name="ce17"/>
          <table:table-cell table:style-name="ce23"/>
          <table:table-cell table:style-name="ce23" office:value-type="string" calcext:value-type="string">
            <text:p/>
          </table:table-cell>
          <table:covered-table-cell table:number-columns-repeated="2" table:style-name="ce17"/>
        </table:table-row>
        <table:table-row table:style-name="ro1">
          <table:table-cell table:style-name="ce5" office:value-type="string" calcext:value-type="string" table:number-columns-spanned="1" table:number-rows-spanned="27">
            <text:p>Ch-096/TAQC</text:p>
          </table:table-cell>
          <table:table-cell table:style-name="ce15" office:value-type="string" calcext:value-type="string" table:number-columns-spanned="1" table:number-rows-spanned="27">
            <text:p><text:a xlink:href="https://ssu-jira.softserveinc.com/browse/CHTA-67" xlink:type="simple">CHTA-67</text:a> </text:p>
          </table:table-cell>
          <table:table-cell table:style-name="ce15" office:value-type="string" calcext:value-type="string" table:number-columns-spanned="1" table:number-rows-spanned="27">
            <text:p>As a user, I can register for the application by entering my email, password and confirming my password.</text:p>
          </table:table-cell>
          <table:table-cell table:style-name="ce15" office:value-type="string" calcext:value-type="string" table:number-columns-spanned="1" table:number-rows-spanned="27">
            <text:p>Story</text:p>
          </table:table-cell>
          <table:table-cell table:style-name="ce15" office:value-type="string" calcext:value-type="string" table:number-columns-spanned="1" table:number-rows-spanned="27">
            <text:p>Serhii Diordiichuk</text:p>
          </table:table-cell>
          <table:table-cell table:style-name="ce15" office:value-type="string" calcext:value-type="string" table:number-columns-spanned="1" table:number-rows-spanned="27">
            <text:p>CHTA-70, CHTA-68, CHTA-69, CHTA-71</text:p>
          </table:table-cell>
          <table:table-cell table:style-name="ce21" office:value-type="string" calcext:value-type="string">
            <text:p>As a unregistrate user, I want to have possibility for may registration on site using email and password. The login page should be the first page that I see when site is downloaded .The registration page should be displayed when I click on the register menu in the login page.It should provide three fields for entering login, password and one for repeat password. In addition it should have a command button that initiates the registration action with function for sending confirmation letter to email, another for cancel registration and one for cleanig entering data if I might change filled information . If fields password and repeat password doesn't match, error message will apear to warn me about this problem. If entering wrong data in field for email, error message also will apear to warn me about this problem.</text:p>
          </table:table-cell>
          <table:table-cell table:style-name="ce15" office:value-type="string" calcext:value-type="string" table:number-columns-spanned="1" table:number-rows-spanned="27">
            <text:p>Login page "EventExpress" must be opened</text:p>
          </table:table-cell>
          <table:table-cell table:style-name="ce15" table:number-columns-spanned="1" table:number-rows-spanned="27"/>
          <table:table-cell table:style-name="ce15" table:number-columns-spanned="1" table:number-rows-spanned="27"/>
        </table:table-row>
        <table:table-row table:style-name="ro1">
          <table:covered-table-cell table:number-columns-repeated="6"/>
          <table:table-cell/>
          <table:covered-table-cell table:style-name="ce16"/>
          <table:covered-table-cell table:number-columns-repeated="2"/>
        </table:table-row>
        <table:table-row table:style-name="ro1">
          <table:covered-table-cell table:number-columns-repeated="6"/>
          <table:table-cell office:value-type="string" calcext:value-type="string">
            <text:p>Functional requirements:</text:p>
          </table:table-cell>
          <table:covered-table-cell table:style-name="ce16"/>
          <table:covered-table-cell table:number-columns-repeated="2"/>
        </table:table-row>
        <table:table-row table:style-name="ro1">
          <table:covered-table-cell table:number-columns-repeated="6"/>
          <table:table-cell/>
          <table:covered-table-cell table:style-name="ce16"/>
          <table:covered-table-cell table:number-columns-repeated="2"/>
        </table:table-row>
        <table:table-row table:style-name="ro1">
          <table:covered-table-cell table:number-columns-repeated="6"/>
          <table:table-cell office:value-type="string" calcext:value-type="string">
            <text:p>1.Field for entering registration email by user</text:p>
          </table:table-cell>
          <table:covered-table-cell table:style-name="ce16"/>
          <table:covered-table-cell table:number-columns-repeated="2"/>
        </table:table-row>
        <table:table-row table:style-name="ro1">
          <table:covered-table-cell table:number-columns-repeated="6"/>
          <table:table-cell office:value-type="string" calcext:value-type="string">
            <text:p>2.Field for entering password by user</text:p>
          </table:table-cell>
          <table:covered-table-cell table:style-name="ce16"/>
          <table:covered-table-cell table:number-columns-repeated="2"/>
        </table:table-row>
        <table:table-row table:style-name="ro1">
          <table:covered-table-cell table:number-columns-repeated="6"/>
          <table:table-cell office:value-type="string" calcext:value-type="string">
            <text:p>3.Field for repeat password by user</text:p>
          </table:table-cell>
          <table:covered-table-cell table:style-name="ce16"/>
          <table:covered-table-cell table:number-columns-repeated="2"/>
        </table:table-row>
        <table:table-row table:style-name="ro1">
          <table:covered-table-cell table:number-columns-repeated="6"/>
          <table:table-cell office:value-type="string" calcext:value-type="string">
            <text:p>4.Buttons for clear wrong entered data</text:p>
          </table:table-cell>
          <table:covered-table-cell table:style-name="ce16"/>
          <table:covered-table-cell table:number-columns-repeated="2"/>
        </table:table-row>
        <table:table-row table:style-name="ro1">
          <table:covered-table-cell table:number-columns-repeated="6"/>
          <table:table-cell office:value-type="string" calcext:value-type="string">
            <text:p>5.Buttons confirm or cancel registration</text:p>
          </table:table-cell>
          <table:covered-table-cell table:style-name="ce16"/>
          <table:covered-table-cell table:number-columns-repeated="2"/>
        </table:table-row>
        <table:table-row table:style-name="ro1">
          <table:covered-table-cell table:number-columns-repeated="6"/>
          <table:table-cell office:value-type="string" calcext:value-type="string">
            <text:p>6. Warning message if user press button "Sing up" for confirm registration without filling any field - all fields will change color to red and bellow each field will be write message "Required"</text:p>
          </table:table-cell>
          <table:covered-table-cell table:style-name="ce16"/>
          <table:covered-table-cell table:number-columns-repeated="2"/>
        </table:table-row>
        <table:table-row table:style-name="ro1">
          <table:covered-table-cell table:number-columns-repeated="6"/>
          <table:table-cell office:value-type="string" calcext:value-type="string">
            <text:p>7.Warning message if field email contains wrong data - "Invalid email address"</text:p>
          </table:table-cell>
          <table:covered-table-cell table:style-name="ce16"/>
          <table:covered-table-cell table:number-columns-repeated="2"/>
        </table:table-row>
        <table:table-row table:style-name="ro1">
          <table:covered-table-cell table:number-columns-repeated="6"/>
          <table:table-cell office:value-type="string" calcext:value-type="string">
            <text:p>8.Warning message if fields password and repeat password doesn't match - "Repeat password" and "Password do not match"</text:p>
          </table:table-cell>
          <table:covered-table-cell table:style-name="ce16"/>
          <table:covered-table-cell table:number-columns-repeated="2"/>
        </table:table-row>
        <table:table-row table:style-name="ro1">
          <table:covered-table-cell table:number-columns-repeated="6"/>
          <table:table-cell office:value-type="string" calcext:value-type="string">
            <text:p>9. Warning message if field with password contain more than 15 symbols - "Must be 15 characters or less"</text:p>
          </table:table-cell>
          <table:covered-table-cell table:style-name="ce16"/>
          <table:covered-table-cell table:number-columns-repeated="2"/>
        </table:table-row>
        <table:table-row table:style-name="ro1">
          <table:covered-table-cell table:number-columns-repeated="6"/>
          <table:table-cell office:value-type="string" calcext:value-type="string">
            <text:p>10. Warning message if field with password contain less than 6 symbols - "Must be 6 characters or more"</text:p>
          </table:table-cell>
          <table:covered-table-cell table:style-name="ce16"/>
          <table:covered-table-cell table:number-columns-repeated="2"/>
        </table:table-row>
        <table:table-row table:style-name="ro1">
          <table:covered-table-cell table:number-columns-repeated="6"/>
          <table:table-cell/>
          <table:covered-table-cell table:style-name="ce16"/>
          <table:covered-table-cell table:number-columns-repeated="2"/>
        </table:table-row>
        <table:table-row table:style-name="ro1">
          <table:covered-table-cell table:number-columns-repeated="6"/>
          <table:table-cell office:value-type="string" calcext:value-type="string">
            <text:p>Acceptance criteria:</text:p>
          </table:table-cell>
          <table:covered-table-cell table:style-name="ce16"/>
          <table:covered-table-cell table:number-columns-repeated="2"/>
        </table:table-row>
        <table:table-row table:style-name="ro1">
          <table:covered-table-cell table:number-columns-repeated="6"/>
          <table:table-cell/>
          <table:covered-table-cell table:style-name="ce16"/>
          <table:covered-table-cell table:number-columns-repeated="2"/>
        </table:table-row>
        <table:table-row table:style-name="ro1">
          <table:covered-table-cell table:number-columns-repeated="6"/>
          <table:table-cell office:value-type="string" calcext:value-type="string">
            <text:p>1.Field for entering registration email is implemented</text:p>
          </table:table-cell>
          <table:covered-table-cell table:style-name="ce16"/>
          <table:covered-table-cell table:number-columns-repeated="2"/>
        </table:table-row>
        <table:table-row table:style-name="ro1">
          <table:covered-table-cell table:number-columns-repeated="6"/>
          <table:table-cell office:value-type="string" calcext:value-type="string">
            <text:p>2.Field for entering password is implemented</text:p>
          </table:table-cell>
          <table:covered-table-cell table:style-name="ce16"/>
          <table:covered-table-cell table:number-columns-repeated="2"/>
        </table:table-row>
        <table:table-row table:style-name="ro1">
          <table:covered-table-cell table:number-columns-repeated="6"/>
          <table:table-cell office:value-type="string" calcext:value-type="string">
            <text:p>3.Field for repeat password is implemented</text:p>
          </table:table-cell>
          <table:covered-table-cell table:style-name="ce16"/>
          <table:covered-table-cell table:number-columns-repeated="2"/>
        </table:table-row>
        <table:table-row table:style-name="ro1">
          <table:covered-table-cell table:number-columns-repeated="6"/>
          <table:table-cell office:value-type="string" calcext:value-type="string">
            <text:p>4.Buttons for clear wrong entered data is implemented</text:p>
          </table:table-cell>
          <table:covered-table-cell table:style-name="ce16"/>
          <table:covered-table-cell table:number-columns-repeated="2"/>
        </table:table-row>
        <table:table-row table:style-name="ro1">
          <table:covered-table-cell table:number-columns-repeated="6"/>
          <table:table-cell office:value-type="string" calcext:value-type="string">
            <text:p>5.Buttons confirm or cancel registration is implemented</text:p>
          </table:table-cell>
          <table:covered-table-cell table:style-name="ce16"/>
          <table:covered-table-cell table:number-columns-repeated="2"/>
        </table:table-row>
        <table:table-row table:style-name="ro1">
          <table:covered-table-cell table:number-columns-repeated="6"/>
          <table:table-cell office:value-type="string" calcext:value-type="string">
            <text:p>6.Warning message if user press button "Sing up" for confirm registration without filling any field is implemented and display</text:p>
          </table:table-cell>
          <table:covered-table-cell table:style-name="ce16"/>
          <table:covered-table-cell table:number-columns-repeated="2"/>
        </table:table-row>
        <table:table-row table:style-name="ro1">
          <table:covered-table-cell table:number-columns-repeated="6"/>
          <table:table-cell office:value-type="string" calcext:value-type="string">
            <text:p>7.Warning message if field email contains wrong data is displaying</text:p>
          </table:table-cell>
          <table:covered-table-cell table:style-name="ce16"/>
          <table:covered-table-cell table:number-columns-repeated="2"/>
        </table:table-row>
        <table:table-row table:style-name="ro1">
          <table:covered-table-cell table:number-columns-repeated="6"/>
          <table:table-cell office:value-type="string" calcext:value-type="string">
            <text:p>8.Warning message if fields password and repeat password doesn't match is displaying</text:p>
          </table:table-cell>
          <table:covered-table-cell table:style-name="ce16"/>
          <table:covered-table-cell table:number-columns-repeated="2"/>
        </table:table-row>
        <table:table-row table:style-name="ro1">
          <table:covered-table-cell table:number-columns-repeated="6"/>
          <table:table-cell office:value-type="string" calcext:value-type="string">
            <text:p>9.Warning message if field with password contain more than 15 symbols is displying</text:p>
          </table:table-cell>
          <table:covered-table-cell table:style-name="ce16"/>
          <table:covered-table-cell table:number-columns-repeated="2"/>
        </table:table-row>
        <table:table-row table:style-name="ro1">
          <table:covered-table-cell table:style-name="ce7"/>
          <table:covered-table-cell table:number-columns-repeated="5" table:style-name="ce17"/>
          <table:table-cell table:style-name="ce23" office:value-type="string" calcext:value-type="string">
            <text:p>10.Warning message if field with password contain less than 6 symbols is displying</text:p>
          </table:table-cell>
          <table:covered-table-cell table:number-columns-repeated="3" table:style-name="ce17"/>
        </table:table-row>
        <table:table-row table:style-name="ro1">
          <table:table-cell table:style-name="ce8" office:value-type="string" calcext:value-type="string" table:number-columns-spanned="1" table:number-rows-spanned="21">
            <text:p>Ch-096/TAQC</text:p>
          </table:table-cell>
          <table:table-cell table:style-name="ce18" office:value-type="string" calcext:value-type="string" table:number-columns-spanned="1" table:number-rows-spanned="21">
            <text:p><text:a xlink:href="https://ssu-jira.softserveinc.com/browse/CHTA-77" xlink:type="simple">CHTA-77</text:a> </text:p>
          </table:table-cell>
          <table:table-cell table:style-name="ce18" office:value-type="string" calcext:value-type="string" table:number-columns-spanned="1" table:number-rows-spanned="21">
            <text:p>As unauthorized user, I want to log into the application using my email / facebook / google account, so I can log into me account by site or account facebook / google</text:p>
          </table:table-cell>
          <table:table-cell table:style-name="ce18" office:value-type="string" calcext:value-type="string" table:number-columns-spanned="1" table:number-rows-spanned="21">
            <text:p>Story</text:p>
          </table:table-cell>
          <table:table-cell table:style-name="ce18" office:value-type="string" calcext:value-type="string" table:number-columns-spanned="1" table:number-rows-spanned="21">
            <text:p>Taras Stepeniuk</text:p>
          </table:table-cell>
          <table:table-cell table:style-name="ce18" office:value-type="string" calcext:value-type="string" table:number-columns-spanned="1" table:number-rows-spanned="21">
            <text:p>CHTA-79</text:p>
          </table:table-cell>
          <table:table-cell table:style-name="ce21" office:value-type="string" calcext:value-type="string">
            <text:p>As unauthorized user, I want to log into the application using my email / facebook / google account, so I can log into me account by site. Also if I have account in facebook or google, I want can use their for log into the application.</text:p>
          </table:table-cell>
          <table:table-cell table:style-name="ce21" office:value-type="string" calcext:value-type="string">
            <text:p>*account for admin must be created</text:p>
          </table:table-cell>
          <table:table-cell table:style-name="ce18" table:number-columns-spanned="1" table:number-rows-spanned="21"/>
          <table:table-cell table:style-name="ce18" table:number-columns-spanned="1" table:number-rows-spanned="21"/>
        </table:table-row>
        <table:table-row table:style-name="ro1">
          <table:covered-table-cell table:number-columns-repeated="6"/>
          <table:table-cell/>
          <table:table-cell office:value-type="string" calcext:value-type="string">
            <text:p>*account for user mustbe created</text:p>
          </table:table-cell>
          <table:covered-table-cell table:number-columns-repeated="2"/>
        </table:table-row>
        <table:table-row table:style-name="ro1">
          <table:covered-table-cell table:number-columns-repeated="6"/>
          <table:table-cell office:value-type="string" calcext:value-type="string">
            <text:p>Functional requirements:</text:p>
          </table:table-cell>
          <table:table-cell office:value-type="string" calcext:value-type="string">
            <text:p>*profile for facebook must be created</text:p>
          </table:table-cell>
          <table:covered-table-cell table:number-columns-repeated="2"/>
        </table:table-row>
        <table:table-row table:style-name="ro1">
          <table:covered-table-cell table:number-columns-repeated="6"/>
          <table:table-cell office:value-type="string" calcext:value-type="string">
            <text:p>* Field for entering user’s email present and active for data entry</text:p>
          </table:table-cell>
          <table:table-cell office:value-type="string" calcext:value-type="string">
            <text:p>*profile for google must be created</text:p>
          </table:table-cell>
          <table:covered-table-cell table:number-columns-repeated="2"/>
        </table:table-row>
        <table:table-row table:style-name="ro1">
          <table:covered-table-cell table:number-columns-repeated="6"/>
          <table:table-cell office:value-type="string" calcext:value-type="string">
            <text:p>* Field for entering user’s password present and active for data entry</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Sign In/Up” display in the upper left corner to the site and activ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Sign In” display in the window for Login and activ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Cancel” fdisplay in the window for Login and activ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Clear” display in the window for Login and cleaning wrong entering informatio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Facebook” display in the window for Login and active</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Google Ligon" display in the window for Login and active</text:p>
          </table:table-cell>
          <table:table-cell office:value-type="string" calcext:value-type="string">
            <text:p/>
          </table:table-cell>
          <table:covered-table-cell table:number-columns-repeated="2"/>
        </table:table-row>
        <table:table-row table:style-name="ro1">
          <table:covered-table-cell table:number-columns-repeated="6"/>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Acceptance criteria:</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Field for entering user’s email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Field for entering user’s password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Sign In/Up” is implemented and opened the window for Sign In or Regstration</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Sign In” for entering to the site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Cancel” for cancel login to the site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Clear” for cleaning wrong entered information is implemented</text:p>
          </table:table-cell>
          <table:table-cell office:value-type="string" calcext:value-type="string">
            <text:p/>
          </table:table-cell>
          <table:covered-table-cell table:number-columns-repeated="2"/>
        </table:table-row>
        <table:table-row table:style-name="ro1">
          <table:covered-table-cell table:number-columns-repeated="6"/>
          <table:table-cell office:value-type="string" calcext:value-type="string">
            <text:p>* Button “Facebook” for lod in by Facebook account is implemented</text:p>
          </table:table-cell>
          <table:table-cell office:value-type="string" calcext:value-type="string">
            <text:p/>
          </table:table-cell>
          <table:covered-table-cell table:number-columns-repeated="2"/>
        </table:table-row>
        <table:table-row table:style-name="ro1">
          <table:covered-table-cell table:style-name="ce9"/>
          <table:covered-table-cell table:number-columns-repeated="5" table:style-name="ce19"/>
          <table:table-cell table:style-name="ce24" office:value-type="string" calcext:value-type="string">
            <text:p>* Button “Google Ligon" for lod in by Facebook account is implemented</text:p>
          </table:table-cell>
          <table:table-cell table:style-name="ce24" office:value-type="string" calcext:value-type="string">
            <text:p/>
          </table:table-cell>
          <table:covered-table-cell table:number-columns-repeated="2" table:style-name="ce19"/>
        </table:table-row>
        <table:table-row table:style-name="ro1">
          <table:table-cell table:style-name="ce10" office:value-type="string" calcext:value-type="string" table:number-columns-spanned="10" table:number-rows-spanned="1">
            <text:p>Generated at Sun Nov 24 16:47:22 EET 2019 by Borys Skip using JIRA 6.4.5#64020-sha1:78acd6c502bd8e526a3f0032b770e55d6f3a3b0f.</text:p>
          </table:table-cell>
          <table:covered-table-cell table:number-columns-repeated="9" table:style-name="ce20"/>
        </table:table-row>
      </table:table>
      <table:named-expressions>
        <table:named-range table:name="HTML_1" table:base-cell-address="$Sheet1.$A$1" table:cell-range-address=".$A$1:.$J$3"/>
        <table:named-range table:name="HTML_2" table:base-cell-address="$Sheet1.$A$1" table:cell-range-address=".$A$4:.$J$436"/>
        <table:named-range table:name="HTML_3" table:base-cell-address="$Sheet1.$A$1" table:cell-range-address=".$A$437:.$J$437"/>
        <table:named-range table:name="HTML_all" table:base-cell-address="$Sheet1.$A$1" table:cell-range-address=".$A$1:.$J$437"/>
        <table:named-range table:name="HTML_tables" table:base-cell-address="$Sheet1.$A$1" table:cell-range-address=".$A$1:.$A$1"/>
        <table:named-range table:name="HTML__issuetable" table:base-cell-address="$Sheet1.$A$1" table:cell-range-address=".$A$4:.$J$43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mm"/>
      <style:text-properties style:font-name="Liberation Sans" fo:language="uk" fo:country="U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tyle:font-family-asian="'WenQuanYi Zen Hei'"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ories_CHTA (JIRA)</dc:title>
    <dc:date>2019-11-24T16:56:51.582696127</dc:date>
    <dc:creator>B.Skip </dc:creator>
    <meta:editing-duration>PT8M48S</meta:editing-duration>
    <meta:editing-cycles>1</meta:editing-cycles>
    <meta:document-statistic meta:table-count="1" meta:cell-count="912" meta:object-count="0"/>
    <meta:generator>LibreOffice/6.0.2.1$Linux_X86_64 LibreOffice_project/f7f06a8f319e4b62f9bc5095aa112a65d2f3ac89</meta:generator>
  </office:meta>
</office:document-meta>
</file>